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4335in" svg:height="4.5909in" svg:x="1.3874in" svg:y="2.4996in">
            <draw:object draw:notify-on-update-of-ranges="Sheet1.B3:Sheet1.B9 Sheet1.C2:Sheet1.C2 Sheet1.C3:Sheet1.C9 Sheet1.B3:Sheet1.B9 Sheet1.E2:Sheet1.E2 Sheet1.E3:Sheet1.E9 Sheet1.B3:Sheet1.B9 Sheet1.G2:Sheet1.G2 Sheet1.G3:Sheet1.G9 Sheet1.B3:Sheet1.B9 Sheet1.I2:Sheet1.I2 Sheet1.I3:Sheet1.I9 Sheet1.B3:Sheet1.B9 Sheet1.K2:Sheet1.K2 Sheet1.K3:Sheet1.K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 calcext:value-type="string">
            <text:p>r=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table:formula="of:=0.2*2^4" office:value-type="float" office:value="3.2" calcext:value-type="float">
            <text:p>3.2</text:p>
          </table:table-cell>
          <table:table-cell/>
          <table:table-cell table:formula="of:=0.2*2^5" office:value-type="float" office:value="6.4" calcext:value-type="float">
            <text:p>6.4</text:p>
          </table:table-cell>
          <table:table-cell/>
          <table:table-cell table:formula="of:=0.2*2^6" office:value-type="float" office:value="12.8" calcext:value-type="float">
            <text:p>12.8</text:p>
          </table:table-cell>
          <table:table-cell/>
          <table:table-cell table:formula="of:=0.2*2^7" office:value-type="float" office:value="25.6" calcext:value-type="float">
            <text:p>25.6</text:p>
          </table:table-cell>
          <table:table-cell/>
          <table:table-cell table:formula="of:=0.2*2^8" office:value-type="float" office:value="51.2" calcext:value-type="float">
            <text:p>51.2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office:value-type="float" office:value="14.3" calcext:value-type="float">
            <text:p>1.43E+00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office:value-type="float" office:value="12.5" calcext:value-type="float">
            <text:p>12.5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office:value-type="float" office:value="8.06" calcext:value-type="float">
            <text:p>8.06E+000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3.71" calcext:value-type="float">
            <text:p>3.71E+000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/>
          <table:table-cell office:value-type="float" office:value="6.25" calcext:value-type="float">
            <text:p>6.25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5.25" calcext:value-type="float">
            <text:p>5.25E+000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2.13" calcext:value-type="float">
            <text:p>2.13E+000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904" calcext:value-type="float">
            <text:p>9.04E-001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/>
          <table:table-cell office:value-type="float" office:value="3.125" calcext:value-type="float">
            <text:p>3.125</text:p>
          </table:table-cell>
          <table:table-cell table:style-name="ce1" office:value-type="float" office:value="12.4" calcext:value-type="float">
            <text:p>1.24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.52" calcext:value-type="float">
            <text:p>3.52E+000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1.25" calcext:value-type="float">
            <text:p>1.25E+000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55" calcext:value-type="float">
            <text:p>5.50E-001</text:p>
          </table:table-cell>
          <table:table-cell office:value-type="float" office:value="278" calcext:value-type="float">
            <text:p>278</text:p>
          </table:table-cell>
          <table:table-cell table:style-name="ce1" office:value-type="float" office:value="0.246" calcext:value-type="float">
            <text:p>2.46E-001</text:p>
          </table:table-cell>
          <table:table-cell office:value-type="float" office:value="981" calcext:value-type="float">
            <text:p>981</text:p>
          </table:table-cell>
        </table:table-row>
        <table:table-row table:style-name="ro2">
          <table:table-cell/>
          <table:table-cell office:value-type="float" office:value="1.5625" calcext:value-type="float">
            <text:p>1.5625</text:p>
          </table:table-cell>
          <table:table-cell table:style-name="ce1" office:value-type="float" office:value="3.14" calcext:value-type="float">
            <text:p>3.14E+00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.892" calcext:value-type="float">
            <text:p>8.92E-001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325" calcext:value-type="float">
            <text:p>3.25E-001</text:p>
          </table:table-cell>
          <table:table-cell office:value-type="float" office:value="276" calcext:value-type="float">
            <text:p>276</text:p>
          </table:table-cell>
          <table:table-cell table:style-name="ce1" office:value-type="float" office:value="0.14" calcext:value-type="float">
            <text:p>1.40E-001</text:p>
          </table:table-cell>
          <table:table-cell office:value-type="float" office:value="972" calcext:value-type="float">
            <text:p>972</text:p>
          </table:table-cell>
          <table:table-cell table:style-name="ce1" office:value-type="float" office:value="0.0579" calcext:value-type="float">
            <text:p>5.79E-002</text:p>
          </table:table-cell>
          <table:table-cell office:value-type="float" office:value="3648" calcext:value-type="float">
            <text:p>3648</text:p>
          </table:table-cell>
        </table:table-row>
        <table:table-row table:style-name="ro2">
          <table:table-cell/>
          <table:table-cell office:value-type="float" office:value="0.7812" calcext:value-type="float">
            <text:p>0.7812</text:p>
          </table:table-cell>
          <table:table-cell table:style-name="ce1" office:value-type="float" office:value="0.766" calcext:value-type="float">
            <text:p>7.66E-001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0.233" calcext:value-type="float">
            <text:p>2.33E-001</text:p>
          </table:table-cell>
          <table:table-cell office:value-type="float" office:value="287" calcext:value-type="float">
            <text:p>287</text:p>
          </table:table-cell>
          <table:table-cell table:style-name="ce1" office:value-type="float" office:value="0.0859" calcext:value-type="float">
            <text:p>8.59E-002</text:p>
          </table:table-cell>
          <table:table-cell office:value-type="float" office:value="983" calcext:value-type="float">
            <text:p>983</text:p>
          </table:table-cell>
          <table:table-cell table:style-name="ce1" office:value-type="float" office:value="0.0364" calcext:value-type="float">
            <text:p>3.64E-002</text:p>
          </table:table-cell>
          <table:table-cell office:value-type="float" office:value="3639" calcext:value-type="float">
            <text:p>3639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14031" calcext:value-type="float">
            <text:p>14031</text:p>
          </table:table-cell>
        </table:table-row>
        <table:table-row table:style-name="ro2">
          <table:table-cell/>
          <table:table-cell office:value-type="float" office:value="0.3906" calcext:value-type="float">
            <text:p>0.3906</text:p>
          </table:table-cell>
          <table:table-cell table:style-name="ce1" office:value-type="float" office:value="0.208" calcext:value-type="float">
            <text:p>2.08E-001</text:p>
          </table:table-cell>
          <table:table-cell office:value-type="float" office:value="287" calcext:value-type="float">
            <text:p>287</text:p>
          </table:table-cell>
          <table:table-cell table:style-name="ce1" office:value-type="float" office:value="0.0673" calcext:value-type="float">
            <text:p>6.73E-002</text:p>
          </table:table-cell>
          <table:table-cell office:value-type="float" office:value="983" calcext:value-type="float">
            <text:p>983</text:p>
          </table:table-cell>
          <table:table-cell table:style-name="ce1" office:value-type="float" office:value="0.0273" calcext:value-type="float">
            <text:p>2.73E-002</text:p>
          </table:table-cell>
          <table:table-cell office:value-type="float" office:value="3635" calcext:value-type="float">
            <text:p>3635</text:p>
          </table:table-cell>
          <table:table-cell table:style-name="ce1" office:value-type="float" office:value="0.0145" calcext:value-type="float">
            <text:p>1.45E-002</text:p>
          </table:table-cell>
          <table:table-cell office:value-type="float" office:value="14025" calcext:value-type="float">
            <text:p>14025</text:p>
          </table:table-cell>
          <table:table-cell table:style-name="ce1" office:value-type="float" office:value="0.011" calcext:value-type="float">
            <text:p>1.10E-002</text:p>
          </table:table-cell>
          <table:table-cell office:value-type="float" office:value="55021" calcext:value-type="float">
            <text:p>5502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endlines:</text:p>
          </table:table-cell>
          <table:table-cell/>
          <table:table-cell office:value-type="string" calcext:value-type="string">
            <text:p>Trend q1</text:p>
          </table:table-cell>
          <table:table-cell/>
          <table:table-cell office:value-type="string" calcext:value-type="string">
            <text:p>Trend q4</text:p>
          </table:table-cell>
          <table:table-cell/>
          <table:table-cell office:value-type="string" calcext:value-type="string">
            <text:p>Trend q9</text:p>
          </table:table-cell>
          <table:table-cell/>
          <table:table-cell office:value-type="string" calcext:value-type="string">
            <text:p>Trend q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=c*x^h</text:p>
          </table:table-cell>
          <table:table-cell office:value-type="string" calcext:value-type="string">
            <text:p>h=</text:p>
          </table:table-cell>
          <table:table-cell table:formula="of:= SLOPE(LN([.C6:.C9]);LN([.$B$6:.$B$9]))" office:value-type="float" office:value="1.97274618326513" calcext:value-type="float">
            <text:p>1.9727461833</text:p>
          </table:table-cell>
          <table:table-cell/>
          <table:table-cell table:formula="of:= SLOPE(LN([.E6:.E9]);LN([.$B$6:.$B$9]))" office:value-type="float" office:value="1.90624869038892" calcext:value-type="float">
            <text:p>1.9062486904</text:p>
          </table:table-cell>
          <table:table-cell/>
          <table:table-cell table:formula="of:= SLOPE(LN([.G5:.G9]);LN([.$B$5:.$B$9]))" office:value-type="float" office:value="1.90371411289914" calcext:value-type="float">
            <text:p>1.9037141129</text:p>
          </table:table-cell>
          <table:table-cell/>
          <table:table-cell table:formula="of:= SLOPE(LN([.I4:.I9]);LN([.$B$4:.$B$9]))" office:value-type="float" office:value="1.86222422646724" calcext:value-type="float">
            <text:p>1.8622242265</text:p>
          </table:table-cell>
          <table:table-cell/>
          <table:table-cell table:formula="of:= SLOPE(LN([.K3:.K8]);LN([.$B$3:.$B$8]))" office:value-type="float" office:value="1.98188773370387" calcext:value-type="float">
            <text:p>1.98188773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=</text:p>
          </table:table-cell>
          <table:table-cell table:formula="of:=EXP(INTERCEPT(LN([.C6:.C9]);LN([.$B$6:.$B$9])))" office:value-type="float" office:value="1.29645798629955" calcext:value-type="float">
            <text:p>1.2964579863</text:p>
          </table:table-cell>
          <table:table-cell/>
          <table:table-cell table:formula="of:=EXP(INTERCEPT(LN([.E6:.E9]);LN([.$B$6:.$B$9])))" office:value-type="float" office:value="0.389534533478335" calcext:value-type="float">
            <text:p>0.3895345335</text:p>
          </table:table-cell>
          <table:table-cell/>
          <table:table-cell table:formula="of:=EXP(INTERCEPT(LN([.G5:.G9]);LN([.$B$5:.$B$9])))" office:value-type="float" office:value="0.14820571292058" calcext:value-type="float">
            <text:p>0.1482057129</text:p>
          </table:table-cell>
          <table:table-cell/>
          <table:table-cell table:formula="of:=EXP(INTERCEPT(LN([.I4:.I9]);LN([.$B$4:.$B$9])))" office:value-type="float" office:value="0.0680352559968599" calcext:value-type="float">
            <text:p>0.068035256</text:p>
          </table:table-cell>
          <table:table-cell/>
          <table:table-cell table:formula="of:=EXP(INTERCEPT(LN([.K3:.K8]);LN([.$B$3:.$B$8])))" office:value-type="float" office:value="0.0245131270782523" calcext:value-type="float">
            <text:p>0.024513127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2" table:number-rows-repeated="4">
          <table:table-cell table:number-columns-repeated="12"/>
        </table:table-row>
        <table:table-row table:style-name="ro1" table:number-rows-repeated="24">
          <table:table-cell table:number-columns-repeated="12"/>
        </table:table-row>
        <table:table-row table:style-name="ro2">
          <table:table-cell/>
          <table:table-cell table:formula="of:=0.2*2^4" office:value-type="float" office:value="3.2" calcext:value-type="float">
            <text:p>3.2</text:p>
          </table:table-cell>
          <table:table-cell/>
          <table:table-cell table:formula="of:=0.2*2^5" office:value-type="float" office:value="6.4" calcext:value-type="float">
            <text:p>6.4</text:p>
          </table:table-cell>
          <table:table-cell/>
          <table:table-cell table:formula="of:=0.2*2^6" office:value-type="float" office:value="12.8" calcext:value-type="float">
            <text:p>12.8</text:p>
          </table:table-cell>
          <table:table-cell/>
          <table:table-cell table:formula="of:=0.2*2^7" office:value-type="float" office:value="25.6" calcext:value-type="float">
            <text:p>25.6</text:p>
          </table:table-cell>
          <table:table-cell/>
          <table:table-cell table:formula="of:=0.2*2^8" office:value-type="float" office:value="51.2" calcext:value-type="float">
            <text:p>51.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3" calcext:value-type="float">
            <text:p>3.30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3" calcext:value-type="float">
            <text:p>3.30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3" calcext:value-type="float">
            <text:p>3.30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3" calcext:value-type="float">
            <text:p>3.30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4.3" calcext:value-type="float">
            <text:p>1.43E+00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/>
          <table:table-cell table:style-name="ce1" office:value-type="float" office:value="17.4" calcext:value-type="float">
            <text:p>1.74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7.4" calcext:value-type="float">
            <text:p>1.74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7.4" calcext:value-type="float">
            <text:p>1.74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8.06" calcext:value-type="float">
            <text:p>8.06E+000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3.71" calcext:value-type="float">
            <text:p>3.71E+00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/>
          <table:table-cell table:style-name="ce1" office:value-type="float" office:value="7.89" calcext:value-type="float">
            <text:p>7.89E+00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7.89" calcext:value-type="float">
            <text:p>7.89E+00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5.25" calcext:value-type="float">
            <text:p>5.25E+000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2.13" calcext:value-type="float">
            <text:p>2.13E+000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904" calcext:value-type="float">
            <text:p>9.04E-001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2">
          <table:table-cell/>
          <table:table-cell table:style-name="ce1" office:value-type="float" office:value="12.4" calcext:value-type="float">
            <text:p>1.24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.52" calcext:value-type="float">
            <text:p>3.52E+000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1.25" calcext:value-type="float">
            <text:p>1.25E+000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55" calcext:value-type="float">
            <text:p>5.50E-001</text:p>
          </table:table-cell>
          <table:table-cell office:value-type="float" office:value="278" calcext:value-type="float">
            <text:p>278</text:p>
          </table:table-cell>
          <table:table-cell table:style-name="ce1" office:value-type="float" office:value="0.246" calcext:value-type="float">
            <text:p>2.46E-001</text:p>
          </table:table-cell>
          <table:table-cell office:value-type="float" office:value="981" calcext:value-type="float">
            <text:p>981</text:p>
          </table:table-cell>
          <table:table-cell/>
        </table:table-row>
        <table:table-row table:style-name="ro2">
          <table:table-cell/>
          <table:table-cell table:style-name="ce1" office:value-type="float" office:value="3.14" calcext:value-type="float">
            <text:p>3.14E+00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.892" calcext:value-type="float">
            <text:p>8.92E-001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325" calcext:value-type="float">
            <text:p>3.25E-001</text:p>
          </table:table-cell>
          <table:table-cell office:value-type="float" office:value="276" calcext:value-type="float">
            <text:p>276</text:p>
          </table:table-cell>
          <table:table-cell table:style-name="ce1" office:value-type="float" office:value="0.14" calcext:value-type="float">
            <text:p>1.40E-001</text:p>
          </table:table-cell>
          <table:table-cell office:value-type="float" office:value="972" calcext:value-type="float">
            <text:p>972</text:p>
          </table:table-cell>
          <table:table-cell table:style-name="ce1" office:value-type="float" office:value="0.0579" calcext:value-type="float">
            <text:p>5.79E-002</text:p>
          </table:table-cell>
          <table:table-cell office:value-type="float" office:value="3648" calcext:value-type="float">
            <text:p>3648</text:p>
          </table:table-cell>
          <table:table-cell/>
        </table:table-row>
        <table:table-row table:style-name="ro2">
          <table:table-cell/>
          <table:table-cell table:style-name="ce1" office:value-type="float" office:value="0.766" calcext:value-type="float">
            <text:p>7.66E-001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0.233" calcext:value-type="float">
            <text:p>2.33E-001</text:p>
          </table:table-cell>
          <table:table-cell office:value-type="float" office:value="287" calcext:value-type="float">
            <text:p>287</text:p>
          </table:table-cell>
          <table:table-cell table:style-name="ce1" office:value-type="float" office:value="0.0859" calcext:value-type="float">
            <text:p>8.59E-002</text:p>
          </table:table-cell>
          <table:table-cell office:value-type="float" office:value="983" calcext:value-type="float">
            <text:p>983</text:p>
          </table:table-cell>
          <table:table-cell table:style-name="ce1" office:value-type="float" office:value="0.0364" calcext:value-type="float">
            <text:p>3.64E-002</text:p>
          </table:table-cell>
          <table:table-cell office:value-type="float" office:value="3639" calcext:value-type="float">
            <text:p>3639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14031" calcext:value-type="float">
            <text:p>14031</text:p>
          </table:table-cell>
          <table:table-cell/>
        </table:table-row>
        <table:table-row table:style-name="ro2">
          <table:table-cell/>
          <table:table-cell table:style-name="ce1" office:value-type="float" office:value="0.208" calcext:value-type="float">
            <text:p>2.08E-001</text:p>
          </table:table-cell>
          <table:table-cell office:value-type="float" office:value="287" calcext:value-type="float">
            <text:p>287</text:p>
          </table:table-cell>
          <table:table-cell table:style-name="ce1" office:value-type="float" office:value="0.0673" calcext:value-type="float">
            <text:p>6.73E-002</text:p>
          </table:table-cell>
          <table:table-cell office:value-type="float" office:value="983" calcext:value-type="float">
            <text:p>983</text:p>
          </table:table-cell>
          <table:table-cell table:style-name="ce1" office:value-type="float" office:value="0.0273" calcext:value-type="float">
            <text:p>2.73E-002</text:p>
          </table:table-cell>
          <table:table-cell office:value-type="float" office:value="3635" calcext:value-type="float">
            <text:p>3635</text:p>
          </table:table-cell>
          <table:table-cell table:style-name="ce1" office:value-type="float" office:value="0.0145" calcext:value-type="float">
            <text:p>1.45E-002</text:p>
          </table:table-cell>
          <table:table-cell office:value-type="float" office:value="14025" calcext:value-type="float">
            <text:p>14025</text:p>
          </table:table-cell>
          <table:table-cell table:number-columns-repeated="3"/>
        </table:table-row>
        <table:table-row table:style-name="ro2" table:number-rows-repeated="104852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8.4335in" svg:height="4.5909in" svg:x="1.3874in" svg:y="2.4579in">
            <draw:object draw:notify-on-update-of-ranges="Sheet2.B3:Sheet2.B9 Sheet2.C2:Sheet2.C2 Sheet2.C3:Sheet2.C9 Sheet2.B3:Sheet2.B9 Sheet2.D2:Sheet2.D2 Sheet2.D3:Sheet2.D9 Sheet2.B3:Sheet2.B9 Sheet2.F2:Sheet2.F2 Sheet2.F3:Sheet2.F9 Sheet2.B3:Sheet2.B9 Sheet2.G2:Sheet2.G2 Sheet2.G3:Sheet2.G9 Sheet2.B3:Sheet2.B9 Sheet2.H2:Sheet2.H2 Sheet2.H3:Sheet2.H9 Sheet2.B3:Sheet2.B9 Sheet2.M47:Sheet2.M47 Sheet2.M48:Sheet2.M5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4335in" svg:height="4.5909in" svg:x="10.4067in" svg:y="2.448in">
            <draw:object draw:notify-on-update-of-ranges="Sheet2.G2:Sheet2.H2 Sheet2.B4:Sheet2.B4 Sheet2.G4:Sheet2.H4 Sheet2.E2:Sheet2.H2 Sheet2.B5:Sheet2.B5 Sheet2.E5:Sheet2.H5 Sheet2.C2:Sheet2.H2 Sheet2.B6:Sheet2.B6 Sheet2.C6:Sheet2.H6 Sheet2.C2:Sheet2.H2 Sheet2.B7:Sheet2.B7 Sheet2.C7:Sheet2.H7 Sheet2.C2:Sheet2.H2 Sheet2.B8:Sheet2.B8 Sheet2.C8:Sheet2.H8 Sheet2.C2:Sheet2.H2 Sheet2.B9:Sheet2.B9 Sheet2.C9:Sheet2.H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string" calcext:value-type="string">
            <text:p>r=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table:formula="of:=0.2*2^4" office:value-type="float" office:value="3.2" calcext:value-type="float">
            <text:p>3.2</text:p>
          </table:table-cell>
          <table:table-cell table:formula="of:=0.2*2^5" office:value-type="float" office:value="6.4" calcext:value-type="float">
            <text:p>6.4</text:p>
          </table:table-cell>
          <table:table-cell office:value-type="float" office:value="9" calcext:value-type="float">
            <text:p>9</text:p>
          </table:table-cell>
          <table:table-cell table:formula="of:=0.2*2^6" office:value-type="float" office:value="12.8" calcext:value-type="float">
            <text:p>12.8</text:p>
          </table:table-cell>
          <table:table-cell table:formula="of:=0.2*2^7" office:value-type="float" office:value="25.6" calcext:value-type="float">
            <text:p>25.6</text:p>
          </table:table-cell>
          <table:table-cell table:formula="of:=0.2*2^8" office:value-type="float" office:value="51.2" calcext:value-type="float">
            <text:p>51.2</text:p>
          </table:table-cell>
          <table:table-cell table:number-columns-repeated="5"/>
          <table:table-cell office:value-type="string" calcext:value-type="string">
            <text:p>slope 2.0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56.8" calcext:value-type="float">
            <text:p>5.68E+001</text:p>
          </table:table-cell>
          <table:table-cell table:number-columns-repeated="5"/>
          <table:table-cell office:value-type="float" office:value="25.6" calcext:value-type="float">
            <text:p>25.6</text:p>
          </table:table-cell>
          <table:table-cell/>
        </table:table-row>
        <table:table-row table:style-name="ro2">
          <table:table-cell/>
          <table:table-cell office:value-type="float" office:value="12.5" calcext:value-type="float">
            <text:p>12.5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float" office:value="17.3" calcext:value-type="float">
            <text:p>1.73E+001</text:p>
          </table:table-cell>
          <table:table-cell table:style-name="ce1" office:value-type="float" office:value="14.3" calcext:value-type="float">
            <text:p>1.43E+001</text:p>
          </table:table-cell>
          <table:table-cell table:number-columns-repeated="5"/>
          <table:table-cell table:formula="of:=[.N3]/4" office:value-type="float" office:value="6.4" calcext:value-type="float">
            <text:p>6.4</text:p>
          </table:table-cell>
          <table:table-cell/>
        </table:table-row>
        <table:table-row table:style-name="ro2">
          <table:table-cell/>
          <table:table-cell office:value-type="float" office:value="6.25" calcext:value-type="float">
            <text:p>6.25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/>
          <table:table-cell table:style-name="ce1" office:value-type="float" office:value="6.48" calcext:value-type="float">
            <text:p>6.48E+000</text:p>
          </table:table-cell>
          <table:table-cell table:style-name="ce1" office:value-type="float" office:value="4.41" calcext:value-type="float">
            <text:p>4.41E+000</text:p>
          </table:table-cell>
          <table:table-cell table:style-name="ce1" office:value-type="float" office:value="3.65" calcext:value-type="float">
            <text:p>3.65E+000</text:p>
          </table:table-cell>
          <table:table-cell table:number-columns-repeated="5"/>
          <table:table-cell table:formula="of:=[.N4]/4" office:value-type="float" office:value="1.6" calcext:value-type="float">
            <text:p>1.6</text:p>
          </table:table-cell>
          <table:table-cell/>
        </table:table-row>
        <table:table-row table:style-name="ro2">
          <table:table-cell/>
          <table:table-cell office:value-type="float" office:value="3.125" calcext:value-type="float">
            <text:p>3.125</text:p>
          </table:table-cell>
          <table:table-cell table:style-name="ce1" office:value-type="float" office:value="12.4" calcext:value-type="float">
            <text:p>1.24E+001</text:p>
          </table:table-cell>
          <table:table-cell table:style-name="ce1" office:value-type="float" office:value="3.64" calcext:value-type="float">
            <text:p>3.64E+000</text:p>
          </table:table-cell>
          <table:table-cell table:style-name="ce1"/>
          <table:table-cell table:style-name="ce1" office:value-type="float" office:value="1.6" calcext:value-type="float">
            <text:p>1.60E+000</text:p>
          </table:table-cell>
          <table:table-cell table:style-name="ce1" office:value-type="float" office:value="1.15" calcext:value-type="float">
            <text:p>1.15E+000</text:p>
          </table:table-cell>
          <table:table-cell table:style-name="ce1" office:value-type="float" office:value="0.958" calcext:value-type="float">
            <text:p>9.58E-001</text:p>
          </table:table-cell>
          <table:table-cell table:number-columns-repeated="5"/>
          <table:table-cell table:formula="of:=[.N5]/4" office:value-type="float" office:value="0.4" calcext:value-type="float">
            <text:p>0.4</text:p>
          </table:table-cell>
          <table:table-cell/>
        </table:table-row>
        <table:table-row table:style-name="ro2">
          <table:table-cell/>
          <table:table-cell office:value-type="float" office:value="1.5625" calcext:value-type="float">
            <text:p>1.5625</text:p>
          </table:table-cell>
          <table:table-cell table:style-name="ce1" office:value-type="float" office:value="3.15" calcext:value-type="float">
            <text:p>3.15E+000</text:p>
          </table:table-cell>
          <table:table-cell table:style-name="ce1" office:value-type="float" office:value="0.929" calcext:value-type="float">
            <text:p>9.29E-001</text:p>
          </table:table-cell>
          <table:table-cell table:style-name="ce1"/>
          <table:table-cell table:style-name="ce1" office:value-type="float" office:value="0.424" calcext:value-type="float">
            <text:p>4.24E-001</text:p>
          </table:table-cell>
          <table:table-cell table:style-name="ce1" office:value-type="float" office:value="0.305" calcext:value-type="float">
            <text:p>3.05E-001</text:p>
          </table:table-cell>
          <table:table-cell table:style-name="ce1" office:value-type="float" office:value="0.256" calcext:value-type="float">
            <text:p>2.56E-001</text:p>
          </table:table-cell>
          <table:table-cell table:number-columns-repeated="5"/>
          <table:table-cell table:formula="of:=[.N6]/4" office:value-type="float" office:value="0.1" calcext:value-type="float">
            <text:p>0.1</text:p>
          </table:table-cell>
          <table:table-cell/>
        </table:table-row>
        <table:table-row table:style-name="ro2">
          <table:table-cell/>
          <table:table-cell office:value-type="float" office:value="0.7812" calcext:value-type="float">
            <text:p>0.7812</text:p>
          </table:table-cell>
          <table:table-cell table:style-name="ce1" office:value-type="float" office:value="0.773" calcext:value-type="float">
            <text:p>7.73E-001</text:p>
          </table:table-cell>
          <table:table-cell table:style-name="ce1" office:value-type="float" office:value="0.257" calcext:value-type="float">
            <text:p>2.57E-001</text:p>
          </table:table-cell>
          <table:table-cell table:style-name="ce1"/>
          <table:table-cell table:style-name="ce1" office:value-type="float" office:value="0.138" calcext:value-type="float">
            <text:p>1.38E-001</text:p>
          </table:table-cell>
          <table:table-cell table:style-name="ce1" office:value-type="float" office:value="0.113" calcext:value-type="float">
            <text:p>1.13E-001</text:p>
          </table:table-cell>
          <table:table-cell table:style-name="ce1" office:value-type="float" office:value="0.102" calcext:value-type="float">
            <text:p>1.02E-00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906" calcext:value-type="float">
            <text:p>0.3906</text:p>
          </table:table-cell>
          <table:table-cell table:style-name="ce1" office:value-type="float" office:value="0.215" calcext:value-type="float">
            <text:p>2.15E-001</text:p>
          </table:table-cell>
          <table:table-cell table:style-name="ce1" office:value-type="float" office:value="0.0858" calcext:value-type="float">
            <text:p>8.58E-002</text:p>
          </table:table-cell>
          <table:table-cell/>
          <table:table-cell table:style-name="ce1" office:value-type="float" office:value="0.0594" calcext:value-type="float">
            <text:p>5.94E-002</text:p>
          </table:table-cell>
          <table:table-cell table:style-name="ce1" office:value-type="float" office:value="0.0543" calcext:value-type="float">
            <text:p>5.43E-002</text:p>
          </table:table-cell>
          <table:table-cell table:style-name="ce1" office:value-type="float" office:value="0.0522" calcext:value-type="float">
            <text:p>5.22E-002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trendlines: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r5</text:p>
          </table:table-cell>
          <table:table-cell/>
          <table:table-cell office:value-type="string" calcext:value-type="string">
            <text:p>F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=c*x^h</text:p>
          </table:table-cell>
          <table:table-cell office:value-type="string" calcext:value-type="string">
            <text:p>h=</text:p>
          </table:table-cell>
          <table:table-cell table:formula="of:= SLOPE(LN([.C6:.C8]);LN([.$B$6:.$B$8]))" office:value-type="float" office:value="2.0017719133599" calcext:value-type="float">
            <text:p>2.0017719134</text:p>
          </table:table-cell>
          <table:table-cell/>
          <table:table-cell table:formula="of:= SLOPE(LN([.D6:.D7]);LN([.$B$6:.$B$7]))" office:value-type="float" office:value="1.97018794870341" calcext:value-type="float">
            <text:p>1.9701879487</text:p>
          </table:table-cell>
          <table:table-cell/>
          <table:table-cell table:formula="of:= SLOPE(LN([.F5:.F7]);LN([.$B$5:.$B$7]))" office:value-type="float" office:value="1.96692882160439" calcext:value-type="float">
            <text:p>1.9669288216</text:p>
          </table:table-cell>
          <table:table-cell/>
          <table:table-cell table:formula="of:= SLOPE(LN([.G4:.G7]);LN([.$B$4:.$B$7]))" office:value-type="float" office:value="1.94166017494967" calcext:value-type="float">
            <text:p>1.9416601749</text:p>
          </table:table-cell>
          <table:table-cell/>
          <table:table-cell table:formula="of:= SLOPE(LN([.H3:.H7]);LN([.$B$3:.$B$7]))" office:value-type="float" office:value="1.94870522993757" calcext:value-type="float">
            <text:p>1.9487052299</text:p>
          </table:table-cell>
          <table:table-cell/>
          <table:table-cell table:formula="of:= SLOPE(LN([.M48:.M54]);LN([.$B$3:.$B$9]))" office:value-type="float" office:value="1.99770558889696" calcext:value-type="float">
            <text:p>1.997705588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=</text:p>
          </table:table-cell>
          <table:table-cell table:formula="of:=EXP(INTERCEPT(LN([.C6:.C9]);LN([.$B$6:.$B$9])))" office:value-type="float" office:value="1.31323440677658" calcext:value-type="float">
            <text:p>1.3132344068</text:p>
          </table:table-cell>
          <table:table-cell/>
          <table:table-cell table:formula="of:=EXP(INTERCEPT(LN([.D6:.D9]);LN([.$B$6:.$B$9])))" office:value-type="float" office:value="0.436406591957287" calcext:value-type="float">
            <text:p>0.436406592</text:p>
          </table:table-cell>
          <table:table-cell/>
          <table:table-cell table:formula="of:=EXP(INTERCEPT(LN([.F5:.F9]);LN([.$B$5:.$B$9])))" office:value-type="float" office:value="0.240128250226022" calcext:value-type="float">
            <text:p>0.2401282502</text:p>
          </table:table-cell>
          <table:table-cell/>
          <table:table-cell table:formula="of:=EXP(INTERCEPT(LN([.G4:.G9]);LN([.$B$4:.$B$9])))" office:value-type="float" office:value="0.192904607218621" calcext:value-type="float">
            <text:p>0.1929046072</text:p>
          </table:table-cell>
          <table:table-cell/>
          <table:table-cell table:formula="of:=EXP(INTERCEPT(LN([.H3:.H7]);LN([.$B$3:.$B$7])))" office:value-type="float" office:value="0.105046355669964" calcext:value-type="float">
            <text:p>0.1050463557</text:p>
          </table:table-cell>
          <table:table-cell/>
          <table:table-cell table:formula="of:=EXP(INTERCEPT(LN([.M48:.M54]);LN([.$B$3:.$B$9])))" office:value-type="float" office:value="0.0951202481085317" calcext:value-type="float">
            <text:p>0.0951202481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2" table:number-rows-repeated="7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2" table:number-rows-repeated="5">
          <table:table-cell table:number-columns-repeated="14"/>
          <table:table-cell table:style-name="ce1"/>
        </table:table-row>
        <table:table-row table:style-name="ro2" table:number-rows-repeated="5">
          <table:table-cell table:number-columns-repeated="15"/>
        </table:table-row>
        <table:table-row table:style-name="ro2" table:number-rows-repeated="7">
          <table:table-cell table:number-columns-repeated="14"/>
          <table:table-cell table:style-name="ce1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U = 8, omega = 0.03:</text:p>
          </table:table-cell>
          <table:table-cell table:number-columns-repeated="13"/>
        </table:table-row>
        <table:table-row table:style-name="ro2">
          <table:table-cell/>
          <table:table-cell table:formula="of:=0.2*2^4" office:value-type="float" office:value="3.2" calcext:value-type="float">
            <text:p>3.2</text:p>
          </table:table-cell>
          <table:table-cell/>
          <table:table-cell table:formula="of:=0.2*2^5" office:value-type="float" office:value="6.4" calcext:value-type="float">
            <text:p>6.4</text:p>
          </table:table-cell>
          <table:table-cell/>
          <table:table-cell table:formula="of:=0.2*2^6" office:value-type="float" office:value="12.8" calcext:value-type="float">
            <text:p>12.8</text:p>
          </table:table-cell>
          <table:table-cell/>
          <table:table-cell table:formula="of:=0.2*2^7" office:value-type="float" office:value="25.6" calcext:value-type="float">
            <text:p>25.6</text:p>
          </table:table-cell>
          <table:table-cell/>
          <table:table-cell table:formula="of:=0.2*2^8" office:value-type="float" office:value="51.2" calcext:value-type="float">
            <text:p>51.2</text:p>
          </table:table-cell>
          <table:table-cell table:number-columns-repeated="5"/>
        </table:table-row>
        <table:table-row table:style-name="ro2">
          <table:table-cell table:number-columns-repeated="12"/>
          <table:table-cell office:value-type="string" calcext:value-type="string">
            <text:p>FEM sin(x)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71.3" calcext:value-type="float">
            <text:p>7.13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71.3" calcext:value-type="float">
            <text:p>7.13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71.3" calcext:value-type="float">
            <text:p>7.13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71.3" calcext:value-type="float">
            <text:p>7.13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56.8" calcext:value-type="float">
            <text:p>5.68E+001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office:value-type="float" office:value="58.705" calcext:value-type="float">
            <text:p>5.87E+00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23.3" calcext:value-type="float">
            <text:p>2.33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3.3" calcext:value-type="float">
            <text:p>2.33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3.3" calcext:value-type="float">
            <text:p>2.33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7.3" calcext:value-type="float">
            <text:p>1.73E+001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14.3" calcext:value-type="float">
            <text:p>1.43E+001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" office:value-type="float" office:value="14.812" calcext:value-type="float">
            <text:p>1.48E+00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8.72" calcext:value-type="float">
            <text:p>8.72E+00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8.72" calcext:value-type="float">
            <text:p>8.72E+00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6.48" calcext:value-type="float">
            <text:p>6.48E+000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4.41" calcext:value-type="float">
            <text:p>4.41E+000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3.65" calcext:value-type="float">
            <text:p>3.65E+000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1" office:value-type="float" office:value="3.7116" calcext:value-type="float">
            <text:p>3.71E+00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12.4" calcext:value-type="float">
            <text:p>1.24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.64" calcext:value-type="float">
            <text:p>3.64E+000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1.6" calcext:value-type="float">
            <text:p>1.60E+000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1.15" calcext:value-type="float">
            <text:p>1.15E+000</text:p>
          </table:table-cell>
          <table:table-cell office:value-type="float" office:value="278" calcext:value-type="float">
            <text:p>278</text:p>
          </table:table-cell>
          <table:table-cell table:style-name="ce1" office:value-type="float" office:value="0.958" calcext:value-type="float">
            <text:p>9.58E-001</text:p>
          </table:table-cell>
          <table:table-cell office:value-type="float" office:value="981" calcext:value-type="float">
            <text:p>981</text:p>
          </table:table-cell>
          <table:table-cell/>
          <table:table-cell table:style-name="ce1" office:value-type="float" office:value="0.92844" calcext:value-type="float">
            <text:p>9.28E-00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.15" calcext:value-type="float">
            <text:p>3.15E+00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.929" calcext:value-type="float">
            <text:p>9.29E-001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424" calcext:value-type="float">
            <text:p>4.24E-001</text:p>
          </table:table-cell>
          <table:table-cell office:value-type="float" office:value="276" calcext:value-type="float">
            <text:p>276</text:p>
          </table:table-cell>
          <table:table-cell table:style-name="ce1" office:value-type="float" office:value="0.305" calcext:value-type="float">
            <text:p>3.05E-001</text:p>
          </table:table-cell>
          <table:table-cell office:value-type="float" office:value="972" calcext:value-type="float">
            <text:p>972</text:p>
          </table:table-cell>
          <table:table-cell table:style-name="ce1" office:value-type="float" office:value="0.256" calcext:value-type="float">
            <text:p>2.56E-001</text:p>
          </table:table-cell>
          <table:table-cell office:value-type="float" office:value="3648" calcext:value-type="float">
            <text:p>3648</text:p>
          </table:table-cell>
          <table:table-cell/>
          <table:table-cell table:style-name="ce1" office:value-type="float" office:value="0.23215" calcext:value-type="float">
            <text:p>2.32E-00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0.773" calcext:value-type="float">
            <text:p>7.73E-001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0.257" calcext:value-type="float">
            <text:p>2.57E-001</text:p>
          </table:table-cell>
          <table:table-cell office:value-type="float" office:value="287" calcext:value-type="float">
            <text:p>287</text:p>
          </table:table-cell>
          <table:table-cell table:style-name="ce1" office:value-type="float" office:value="0.138" calcext:value-type="float">
            <text:p>1.38E-001</text:p>
          </table:table-cell>
          <table:table-cell office:value-type="float" office:value="983" calcext:value-type="float">
            <text:p>983</text:p>
          </table:table-cell>
          <table:table-cell table:style-name="ce1" office:value-type="float" office:value="0.113" calcext:value-type="float">
            <text:p>1.13E-001</text:p>
          </table:table-cell>
          <table:table-cell office:value-type="float" office:value="3639" calcext:value-type="float">
            <text:p>3639</text:p>
          </table:table-cell>
          <table:table-cell table:style-name="ce1" office:value-type="float" office:value="0.102" calcext:value-type="float">
            <text:p>1.02E-001</text:p>
          </table:table-cell>
          <table:table-cell office:value-type="float" office:value="14031" calcext:value-type="float">
            <text:p>14031</text:p>
          </table:table-cell>
          <table:table-cell/>
          <table:table-cell table:style-name="ce1" office:value-type="float" office:value="0.058038" calcext:value-type="float">
            <text:p>5.80E-00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0.215" calcext:value-type="float">
            <text:p>2.15E-001</text:p>
          </table:table-cell>
          <table:table-cell office:value-type="float" office:value="287" calcext:value-type="float">
            <text:p>287</text:p>
          </table:table-cell>
          <table:table-cell table:style-name="ce1" office:value-type="float" office:value="0.0858" calcext:value-type="float">
            <text:p>8.58E-002</text:p>
          </table:table-cell>
          <table:table-cell office:value-type="float" office:value="983" calcext:value-type="float">
            <text:p>983</text:p>
          </table:table-cell>
          <table:table-cell table:style-name="ce1" office:value-type="float" office:value="0.0594" calcext:value-type="float">
            <text:p>5.94E-002</text:p>
          </table:table-cell>
          <table:table-cell office:value-type="float" office:value="3635" calcext:value-type="float">
            <text:p>3635</text:p>
          </table:table-cell>
          <table:table-cell table:style-name="ce1" office:value-type="float" office:value="0.0543" calcext:value-type="float">
            <text:p>5.43E-002</text:p>
          </table:table-cell>
          <table:table-cell office:value-type="float" office:value="14025" calcext:value-type="float">
            <text:p>14025</text:p>
          </table:table-cell>
          <table:table-cell table:style-name="ce1" office:value-type="float" office:value="0.0522" calcext:value-type="float">
            <text:p>5.22E-002</text:p>
          </table:table-cell>
          <table:table-cell office:value-type="float" office:value="55021" calcext:value-type="float">
            <text:p>55021</text:p>
          </table:table-cell>
          <table:table-cell/>
          <table:table-cell table:style-name="ce1" office:value-type="float" office:value="0.01451" calcext:value-type="float">
            <text:p>1.45E-002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7"/>
          <table:table-cell table:style-name="ce1" office:value-type="float" office:value="0.058038" calcext:value-type="float">
            <text:p>5.80E-002</text:p>
          </table:table-cell>
          <table:table-cell/>
          <table:table-cell table:style-name="ce1" office:value-type="float" office:value="0.01451" calcext:value-type="float">
            <text:p>1.45E-002</text:p>
          </table:table-cell>
          <table:table-cell table:number-columns-repeated="5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 calcext:value-type="string">
            <text:p>U = 3, omega = 0.03: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formula="of:=0.2*2^4" office:value-type="float" office:value="3.2" calcext:value-type="float">
            <text:p>3.2</text:p>
          </table:table-cell>
          <table:table-cell/>
          <table:table-cell table:formula="of:=0.2*2^5" office:value-type="float" office:value="6.4" calcext:value-type="float">
            <text:p>6.4</text:p>
          </table:table-cell>
          <table:table-cell/>
          <table:table-cell table:formula="of:=0.2*2^6" office:value-type="float" office:value="12.8" calcext:value-type="float">
            <text:p>12.8</text:p>
          </table:table-cell>
          <table:table-cell/>
          <table:table-cell table:formula="of:=0.2*2^7" office:value-type="float" office:value="25.6" calcext:value-type="float">
            <text:p>25.6</text:p>
          </table:table-cell>
          <table:table-cell/>
          <table:table-cell table:formula="of:=0.2*2^8" office:value-type="float" office:value="51.2" calcext:value-type="float">
            <text:p>51.2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float" office:value="42.1" calcext:value-type="float">
            <text:p>4.21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2.1" calcext:value-type="float">
            <text:p>4.21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2.1" calcext:value-type="float">
            <text:p>4.21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2.1" calcext:value-type="float">
            <text:p>4.21E+001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18.5" calcext:value-type="float">
            <text:p>1.85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8.5" calcext:value-type="float">
            <text:p>1.85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8.5" calcext:value-type="float">
            <text:p>1.85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9.96" calcext:value-type="float">
            <text:p>9.96E+000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7.98" calcext:value-type="float">
            <text:p>7.98E+00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7.98" calcext:value-type="float">
            <text:p>7.98E+00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5.41" calcext:value-type="float">
            <text:p>5.41E+000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2.58" calcext:value-type="float">
            <text:p>2.58E+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12.4" calcext:value-type="float">
            <text:p>1.24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.54" calcext:value-type="float">
            <text:p>3.54E+000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1.3" calcext:value-type="float">
            <text:p>1.30E+000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67" calcext:value-type="float">
            <text:p>6.70E-001</text:p>
          </table:table-cell>
          <table:table-cell office:value-type="float" office:value="278" calcext:value-type="float">
            <text:p>278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3.13" calcext:value-type="float">
            <text:p>3.13E+00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.891" calcext:value-type="float">
            <text:p>8.91E-001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338" calcext:value-type="float">
            <text:p>3.38E-001</text:p>
          </table:table-cell>
          <table:table-cell office:value-type="float" office:value="276" calcext:value-type="float">
            <text:p>276</text:p>
          </table:table-cell>
          <table:table-cell table:style-name="ce1" office:value-type="float" office:value="0.174" calcext:value-type="float">
            <text:p>1.74E-001</text:p>
          </table:table-cell>
          <table:table-cell office:value-type="float" office:value="972" calcext:value-type="float">
            <text:p>972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0.767" calcext:value-type="float">
            <text:p>7.67E-001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0.236" calcext:value-type="float">
            <text:p>2.36E-001</text:p>
          </table:table-cell>
          <table:table-cell office:value-type="float" office:value="287" calcext:value-type="float">
            <text:p>287</text:p>
          </table:table-cell>
          <table:table-cell table:style-name="ce1" office:value-type="float" office:value="0.095" calcext:value-type="float">
            <text:p>9.50E-002</text:p>
          </table:table-cell>
          <table:table-cell office:value-type="float" office:value="983" calcext:value-type="float">
            <text:p>983</text:p>
          </table:table-cell>
          <table:table-cell table:style-name="ce1" office:value-type="float" office:value="0.0543" calcext:value-type="float">
            <text:p>5.43E-002</text:p>
          </table:table-cell>
          <table:table-cell office:value-type="float" office:value="3639" calcext:value-type="float">
            <text:p>3639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0.209" calcext:value-type="float">
            <text:p>2.09E-001</text:p>
          </table:table-cell>
          <table:table-cell office:value-type="float" office:value="287" calcext:value-type="float">
            <text:p>287</text:p>
          </table:table-cell>
          <table:table-cell table:style-name="ce1" office:value-type="float" office:value="0.0705" calcext:value-type="float">
            <text:p>7.05E-002</text:p>
          </table:table-cell>
          <table:table-cell office:value-type="float" office:value="983" calcext:value-type="float">
            <text:p>983</text:p>
          </table:table-cell>
          <table:table-cell table:style-name="ce1" office:value-type="float" office:value="0.034" calcext:value-type="float">
            <text:p>3.40E-002</text:p>
          </table:table-cell>
          <table:table-cell office:value-type="float" office:value="3635" calcext:value-type="float">
            <text:p>3635</text:p>
          </table:table-cell>
          <table:table-cell table:style-name="ce1" office:value-type="float" office:value="0.0246" calcext:value-type="float">
            <text:p>2.46E-002</text:p>
          </table:table-cell>
          <table:table-cell office:value-type="float" office:value="14025" calcext:value-type="float">
            <text:p>14025</text:p>
          </table:table-cell>
          <table:table-cell table:number-columns-repeated="6"/>
        </table:table-row>
        <table:table-row table:style-name="ro2" table:number-rows-repeated="1048500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3" table:style-name="ta1">
        <table:shapes>
          <draw:frame draw:z-index="0" draw:style-name="gr1" draw:text-style-name="P1" svg:width="8.4335in" svg:height="4.5909in" svg:x="1.3874in" svg:y="2.4579in">
            <draw:object draw:notify-on-update-of-ranges="Sheet3.C3:Sheet3.C9 Sheet3.D1:Sheet3.D1 Sheet3.D3:Sheet3.D9 Sheet3.C3:Sheet3.C9 Sheet3.E1:Sheet3.E1 Sheet3.E3:Sheet3.E9 Sheet3.C3:Sheet3.C9 Sheet3.G1:Sheet3.G1 Sheet3.G3:Sheet3.G9 Sheet3.C3:Sheet3.C9 Sheet3.H1:Sheet3.H1 Sheet3.H3:Sheet3.H9 Sheet3.C3:Sheet3.C9 Sheet3.I1:Sheet3.I1 Sheet3.I3:Sheet3.I9 Sheet3.C3:Sheet3.C9 Sheet3.N47:Sheet3.N47 Sheet3.N48:Sheet3.N5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8.4335in" svg:height="4.5909in" svg:x="10.4067in" svg:y="2.448in">
            <draw:object draw:notify-on-update-of-ranges="Sheet3.H2:Sheet3.I2 Sheet3.B4:Sheet3.B4 Sheet3.H4:Sheet3.I4 Sheet3.F2:Sheet3.I2 Sheet3.B5:Sheet3.B5 Sheet3.F5:Sheet3.I5 Sheet3.D2:Sheet3.I2 Sheet3.B6:Sheet3.B6 Sheet3.D6:Sheet3.I6 Sheet3.D2:Sheet3.I2 Sheet3.B7:Sheet3.B7 Sheet3.D7:Sheet3.I7 Sheet3.D2:Sheet3.I2 Sheet3.B8:Sheet3.B8 Sheet3.D8:Sheet3.I8 Sheet3.D2:Sheet3.I2 Sheet3.B9:Sheet3.B9 Sheet3.D9:Sheet3.I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2">
          <table:table-cell table:number-columns-repeated="3"/>
          <table:table-cell table:formula="of:=CONCATENATE(&quot;R = &quot;;TEXT([.D$2];&quot;0.0&quot;))" office:value-type="string" office:string-value="R = 3.2" calcext:value-type="string">
            <text:p>R = 3.2</text:p>
          </table:table-cell>
          <table:table-cell table:formula="of:=CONCATENATE(&quot;R = &quot;;TEXT([.E$2];&quot;0.0&quot;))" office:value-type="string" office:string-value="R = 6.4" calcext:value-type="string">
            <text:p>R = 6.4</text:p>
          </table:table-cell>
          <table:table-cell table:formula="of:=CONCATENATE(&quot;R = &quot;;TEXT([.F$2];&quot;0.0&quot;))" office:value-type="string" office:string-value="R = 9.0" calcext:value-type="string">
            <text:p>R = 9.0</text:p>
          </table:table-cell>
          <table:table-cell table:formula="of:=CONCATENATE(&quot;R = &quot;;TEXT([.G$2];&quot;0.0&quot;))" office:value-type="string" office:string-value="R = 12.8" calcext:value-type="string">
            <text:p>R = 12.8</text:p>
          </table:table-cell>
          <table:table-cell table:formula="of:=CONCATENATE(&quot;R = &quot;;TEXT([.H$2];&quot;0.0&quot;))" office:value-type="string" office:string-value="R = 25.6" calcext:value-type="string">
            <text:p>R = 25.6</text:p>
          </table:table-cell>
          <table:table-cell table:formula="of:=CONCATENATE(&quot;R = &quot;;TEXT([.I$2];&quot;0.0&quot;))" office:value-type="string" office:string-value="R = 51.2" calcext:value-type="string">
            <text:p>R = 51.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h</text:p>
          </table:table-cell>
          <table:table-cell table:formula="of:=0.2*2^4" office:value-type="float" office:value="3.2" calcext:value-type="float">
            <text:p>3.2</text:p>
          </table:table-cell>
          <table:table-cell table:formula="of:=0.2*2^5" office:value-type="float" office:value="6.4" calcext:value-type="float">
            <text:p>6.4</text:p>
          </table:table-cell>
          <table:table-cell office:value-type="float" office:value="9" calcext:value-type="float">
            <text:p>9</text:p>
          </table:table-cell>
          <table:table-cell table:formula="of:=0.2*2^6" office:value-type="float" office:value="12.8" calcext:value-type="float">
            <text:p>12.8</text:p>
          </table:table-cell>
          <table:table-cell table:formula="of:=0.2*2^7" office:value-type="float" office:value="25.6" calcext:value-type="float">
            <text:p>25.6</text:p>
          </table:table-cell>
          <table:table-cell table:formula="of:=0.2*2^8" office:value-type="float" office:value="51.2" calcext:value-type="float">
            <text:p>51.2</text:p>
          </table:table-cell>
          <table:table-cell table:number-columns-repeated="5"/>
          <table:table-cell office:value-type="string" calcext:value-type="string">
            <text:p>slope 2.0</text:p>
          </table:table-cell>
          <table:table-cell/>
        </table:table-row>
        <table:table-row table:style-name="ro2">
          <table:table-cell/>
          <table:table-cell table:formula="of:=CONCATENATE(&quot;h = &quot;;TEXT([.$C3];&quot;0.00&quot;))" office:value-type="string" office:string-value="h = 25.00" calcext:value-type="string">
            <text:p>h = 25.00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25.835" calcext:value-type="float">
            <text:p>2.58E+001</text:p>
          </table:table-cell>
          <table:table-cell table:number-columns-repeated="5"/>
          <table:table-cell office:value-type="float" office:value="25.6" calcext:value-type="float">
            <text:p>25.6</text:p>
          </table:table-cell>
          <table:table-cell/>
        </table:table-row>
        <table:table-row table:style-name="ro2">
          <table:table-cell/>
          <table:table-cell table:formula="of:=CONCATENATE(&quot;h = &quot;;TEXT([.$C4];&quot;0.00&quot;))" office:value-type="string" office:string-value="h = 12.50" calcext:value-type="string">
            <text:p>h = 12.50</text:p>
          </table:table-cell>
          <table:table-cell office:value-type="float" office:value="12.5" calcext:value-type="float">
            <text:p>12.5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float" office:value="9.96" calcext:value-type="float">
            <text:p>9.96E+000</text:p>
          </table:table-cell>
          <table:table-cell table:style-name="ce1" office:value-type="float" office:value="6.4226" calcext:value-type="float">
            <text:p>6.42E+000</text:p>
          </table:table-cell>
          <table:table-cell table:number-columns-repeated="5"/>
          <table:table-cell table:formula="of:=[.O3]/4" office:value-type="float" office:value="6.4" calcext:value-type="float">
            <text:p>6.4</text:p>
          </table:table-cell>
          <table:table-cell/>
        </table:table-row>
        <table:table-row table:style-name="ro2">
          <table:table-cell/>
          <table:table-cell table:formula="of:=CONCATENATE(&quot;h = &quot;;TEXT([.$C5];&quot;0.00&quot;))" office:value-type="string" office:string-value="h = 6.25" calcext:value-type="string">
            <text:p>h = 6.25</text:p>
          </table:table-cell>
          <table:table-cell office:value-type="float" office:value="6.25" calcext:value-type="float">
            <text:p>6.25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7.2417" calcext:value-type="float">
            <text:p>7.24E+000</text:p>
          </table:table-cell>
          <table:table-cell table:style-name="ce1" office:value-type="float" office:value="5.41" calcext:value-type="float">
            <text:p>5.41E+000</text:p>
          </table:table-cell>
          <table:table-cell table:style-name="ce1" office:value-type="float" office:value="2.58" calcext:value-type="float">
            <text:p>2.58E+000</text:p>
          </table:table-cell>
          <table:table-cell table:style-name="ce1" office:value-type="float" office:value="1.6356" calcext:value-type="float">
            <text:p>1.64E+000</text:p>
          </table:table-cell>
          <table:table-cell table:number-columns-repeated="5"/>
          <table:table-cell table:formula="of:=[.O4]/4" office:value-type="float" office:value="1.6" calcext:value-type="float">
            <text:p>1.6</text:p>
          </table:table-cell>
          <table:table-cell/>
        </table:table-row>
        <table:table-row table:style-name="ro2">
          <table:table-cell/>
          <table:table-cell table:formula="of:=CONCATENATE(&quot;h = &quot;;TEXT([.$C6];&quot;0.00&quot;))" office:value-type="string" office:string-value="h = 3.13" calcext:value-type="string">
            <text:p>h = 3.13</text:p>
          </table:table-cell>
          <table:table-cell office:value-type="float" office:value="3.125" calcext:value-type="float">
            <text:p>3.125</text:p>
          </table:table-cell>
          <table:table-cell table:style-name="ce1" office:value-type="float" office:value="12.4" calcext:value-type="float">
            <text:p>1.24E+001</text:p>
          </table:table-cell>
          <table:table-cell table:style-name="ce1" office:value-type="float" office:value="3.54" calcext:value-type="float">
            <text:p>3.54E+000</text:p>
          </table:table-cell>
          <table:table-cell table:style-name="ce1" office:value-type="float" office:value="1.9374" calcext:value-type="float">
            <text:p>1.94E+000</text:p>
          </table:table-cell>
          <table:table-cell table:style-name="ce1" office:value-type="float" office:value="1.3" calcext:value-type="float">
            <text:p>1.30E+000</text:p>
          </table:table-cell>
          <table:table-cell table:style-name="ce1" office:value-type="float" office:value="0.67" calcext:value-type="float">
            <text:p>6.70E-001</text:p>
          </table:table-cell>
          <table:table-cell table:style-name="ce1" office:value-type="float" office:value="0.42803" calcext:value-type="float">
            <text:p>4.28E-001</text:p>
          </table:table-cell>
          <table:table-cell table:number-columns-repeated="5"/>
          <table:table-cell table:formula="of:=[.O5]/4" office:value-type="float" office:value="0.4" calcext:value-type="float">
            <text:p>0.4</text:p>
          </table:table-cell>
          <table:table-cell/>
        </table:table-row>
        <table:table-row table:style-name="ro2">
          <table:table-cell/>
          <table:table-cell table:formula="of:=CONCATENATE(&quot;h = &quot;;TEXT([.$C7];&quot;0.00&quot;))" office:value-type="string" office:string-value="h = 1.56" calcext:value-type="string">
            <text:p>h = 1.56</text:p>
          </table:table-cell>
          <table:table-cell office:value-type="float" office:value="1.5625" calcext:value-type="float">
            <text:p>1.5625</text:p>
          </table:table-cell>
          <table:table-cell table:style-name="ce1" office:value-type="float" office:value="3.13" calcext:value-type="float">
            <text:p>3.13E+000</text:p>
          </table:table-cell>
          <table:table-cell table:style-name="ce1" office:value-type="float" office:value="0.891" calcext:value-type="float">
            <text:p>8.91E-001</text:p>
          </table:table-cell>
          <table:table-cell table:style-name="ce1" office:value-type="float" office:value="0.49938" calcext:value-type="float">
            <text:p>4.99E-001</text:p>
          </table:table-cell>
          <table:table-cell table:style-name="ce1" office:value-type="float" office:value="0.338" calcext:value-type="float">
            <text:p>3.38E-001</text:p>
          </table:table-cell>
          <table:table-cell table:style-name="ce1" office:value-type="float" office:value="0.174" calcext:value-type="float">
            <text:p>1.74E-001</text:p>
          </table:table-cell>
          <table:table-cell table:style-name="ce1" office:value-type="float" office:value="0.11288" calcext:value-type="float">
            <text:p>1.13E-001</text:p>
          </table:table-cell>
          <table:table-cell table:number-columns-repeated="5"/>
          <table:table-cell table:formula="of:=[.O6]/4" office:value-type="float" office:value="0.1" calcext:value-type="float">
            <text:p>0.1</text:p>
          </table:table-cell>
          <table:table-cell/>
        </table:table-row>
        <table:table-row table:style-name="ro2">
          <table:table-cell/>
          <table:table-cell table:formula="of:=CONCATENATE(&quot;h = &quot;;TEXT([.$C8];&quot;0.00&quot;))" office:value-type="string" office:string-value="h = 0.78" calcext:value-type="string">
            <text:p>h = 0.78</text:p>
          </table:table-cell>
          <table:table-cell office:value-type="float" office:value="0.7812" calcext:value-type="float">
            <text:p>0.7812</text:p>
          </table:table-cell>
          <table:table-cell table:style-name="ce1" office:value-type="float" office:value="0.767" calcext:value-type="float">
            <text:p>7.67E-001</text:p>
          </table:table-cell>
          <table:table-cell table:style-name="ce1" office:value-type="float" office:value="0.236" calcext:value-type="float">
            <text:p>2.36E-001</text:p>
          </table:table-cell>
          <table:table-cell table:style-name="ce1" office:value-type="float" office:value="0.14539" calcext:value-type="float">
            <text:p>1.45E-001</text:p>
          </table:table-cell>
          <table:table-cell table:style-name="ce1" office:value-type="float" office:value="0.095" calcext:value-type="float">
            <text:p>9.50E-002</text:p>
          </table:table-cell>
          <table:table-cell table:style-name="ce1" office:value-type="float" office:value="0.0543" calcext:value-type="float">
            <text:p>5.43E-002</text:p>
          </table:table-cell>
          <table:table-cell table:style-name="ce1" office:value-type="float" office:value="0.041044" calcext:value-type="float">
            <text:p>4.10E-002</text:p>
          </table:table-cell>
          <table:table-cell table:number-columns-repeated="7"/>
        </table:table-row>
        <table:table-row table:style-name="ro2">
          <table:table-cell/>
          <table:table-cell table:formula="of:=CONCATENATE(&quot;h = &quot;;TEXT([.$C9];&quot;0.00&quot;))" office:value-type="string" office:string-value="h = 0.39" calcext:value-type="string">
            <text:p>h = 0.39</text:p>
          </table:table-cell>
          <table:table-cell office:value-type="float" office:value="0.3906" calcext:value-type="float">
            <text:p>0.3906</text:p>
          </table:table-cell>
          <table:table-cell table:style-name="ce1" office:value-type="float" office:value="0.209" calcext:value-type="float">
            <text:p>2.09E-001</text:p>
          </table:table-cell>
          <table:table-cell table:style-name="ce1" office:value-type="float" office:value="0.0705" calcext:value-type="float">
            <text:p>7.05E-002</text:p>
          </table:table-cell>
          <table:table-cell table:style-name="ce1" office:value-type="float" office:value="0.0467" calcext:value-type="float">
            <text:p>4.67E-002</text:p>
          </table:table-cell>
          <table:table-cell table:style-name="ce1" office:value-type="float" office:value="0.034" calcext:value-type="float">
            <text:p>3.40E-002</text:p>
          </table:table-cell>
          <table:table-cell table:style-name="ce1" office:value-type="float" office:value="0.0246" calcext:value-type="float">
            <text:p>2.46E-002</text:p>
          </table:table-cell>
          <table:table-cell table:style-name="ce1" office:value-type="float" office:value="0.0223" calcext:value-type="float">
            <text:p>2.23E-002</text:p>
          </table:table-cell>
          <table:table-cell table:number-columns-repeated="7"/>
        </table:table-row>
        <table:table-row table:style-name="ro2">
          <table:table-cell table:number-columns-repeated="16"/>
        </table:table-row>
        <table:table-row table:style-name="ro3">
          <table:table-cell office:value-type="string" calcext:value-type="string">
            <text:p>trendlines:</text:p>
          </table:table-cell>
          <table:table-cell table:number-columns-repeated="2"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r5</text:p>
          </table:table-cell>
          <table:table-cell/>
          <table:table-cell office:value-type="string" calcext:value-type="string">
            <text:p>F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=c*x^h</text:p>
          </table:table-cell>
          <table:table-cell/>
          <table:table-cell office:value-type="string" calcext:value-type="string">
            <text:p>h=</text:p>
          </table:table-cell>
          <table:table-cell table:formula="of:= SLOPE(LN([.D6:.D8]);LN([.$C$6:.$C$8]))" office:value-type="float" office:value="2.00739251716624" calcext:value-type="float">
            <text:p>2.0073925172</text:p>
          </table:table-cell>
          <table:table-cell/>
          <table:table-cell table:formula="of:= SLOPE(LN([.E6:.E7]);LN([.$C$6:.$C$7]))" office:value-type="float" office:value="1.99025202344844" calcext:value-type="float">
            <text:p>1.9902520234</text:p>
          </table:table-cell>
          <table:table-cell/>
          <table:table-cell table:formula="of:= SLOPE(LN([.G5:.G7]);LN([.$C$5:.$C$7]))" office:value-type="float" office:value="2.000266721216" calcext:value-type="float">
            <text:p>2.0002667212</text:p>
          </table:table-cell>
          <table:table-cell/>
          <table:table-cell table:formula="of:= SLOPE(LN([.H4:.H7]);LN([.$C$4:.$C$7]))" office:value-type="float" office:value="1.94620976582856" calcext:value-type="float">
            <text:p>1.9462097658</text:p>
          </table:table-cell>
          <table:table-cell/>
          <table:table-cell table:formula="of:= SLOPE(LN([.I3:.I7]);LN([.$C$3:.$C$7]))" office:value-type="float" office:value="1.95841599873893" calcext:value-type="float">
            <text:p>1.9584159987</text:p>
          </table:table-cell>
          <table:table-cell/>
          <table:table-cell table:formula="of:= SLOPE(LN([.N48:.N54]);LN([.$C$3:.$C$9]))" office:value-type="float" office:value="1.99770688727336" calcext:value-type="float">
            <text:p>1.997706887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=</text:p>
          </table:table-cell>
          <table:table-cell table:formula="of:=EXP(INTERCEPT(LN([.D6:.D9]);LN([.$C$6:.$C$9])))" office:value-type="float" office:value="1.29775418438609" calcext:value-type="float">
            <text:p>1.2977541844</text:p>
          </table:table-cell>
          <table:table-cell/>
          <table:table-cell table:formula="of:=EXP(INTERCEPT(LN([.E6:.E9]);LN([.$C$6:.$C$9])))" office:value-type="float" office:value="0.396572823259842" calcext:value-type="float">
            <text:p>0.3965728233</text:p>
          </table:table-cell>
          <table:table-cell/>
          <table:table-cell table:formula="of:=EXP(INTERCEPT(LN([.G5:.G9]);LN([.$C$5:.$C$9])))" office:value-type="float" office:value="0.166114751035741" calcext:value-type="float">
            <text:p>0.166114751</text:p>
          </table:table-cell>
          <table:table-cell/>
          <table:table-cell table:formula="of:=EXP(INTERCEPT(LN([.H4:.H9]);LN([.$C$4:.$C$9])))" office:value-type="float" office:value="0.0979051405334222" calcext:value-type="float">
            <text:p>0.0979051405</text:p>
          </table:table-cell>
          <table:table-cell/>
          <table:table-cell table:formula="of:=EXP(INTERCEPT(LN([.I3:.I7]);LN([.$C$3:.$C$7])))" office:value-type="float" office:value="0.046224622325837" calcext:value-type="float">
            <text:p>0.0462246223</text:p>
          </table:table-cell>
          <table:table-cell/>
          <table:table-cell table:formula="of:=EXP(INTERCEPT(LN([.N48:.N54]);LN([.$C$3:.$C$9])))" office:value-type="float" office:value="0.0356698808974735" calcext:value-type="float">
            <text:p>0.0356698809</text:p>
          </table:table-cell>
          <table:table-cell table:number-columns-repeated="2"/>
        </table:table-row>
        <table:table-row table:style-name="ro2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2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2" table:number-rows-repeated="5">
          <table:table-cell table:number-columns-repeated="16"/>
        </table:table-row>
        <table:table-row table:style-name="ro2" table:number-rows-repeated="5">
          <table:table-cell table:number-columns-repeated="15"/>
          <table:table-cell table:style-name="ce1"/>
        </table:table-row>
        <table:table-row table:style-name="ro1">
          <table:table-cell table:number-columns-repeated="16"/>
        </table:table-row>
        <table:table-row table:style-name="ro2" table:number-rows-repeated="4">
          <table:table-cell table:number-columns-repeated="16"/>
        </table:table-row>
        <table:table-row table:style-name="ro2" table:number-rows-repeated="7">
          <table:table-cell table:number-columns-repeated="15"/>
          <table:table-cell table:style-name="ce1"/>
        </table:table-row>
        <table:table-row table:style-name="ro2" table:number-rows-repeated="3">
          <table:table-cell table:number-columns-repeated="16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U = 8, omega = 0.03:</text:p>
          </table:table-cell>
          <table:table-cell table:number-columns-repeated="13"/>
        </table:table-row>
        <table:table-row table:style-name="ro2">
          <table:table-cell table:number-columns-repeated="2"/>
          <table:table-cell table:formula="of:=0.2*2^4" office:value-type="float" office:value="3.2" calcext:value-type="float">
            <text:p>3.2</text:p>
          </table:table-cell>
          <table:table-cell/>
          <table:table-cell table:formula="of:=0.2*2^5" office:value-type="float" office:value="6.4" calcext:value-type="float">
            <text:p>6.4</text:p>
          </table:table-cell>
          <table:table-cell/>
          <table:table-cell table:formula="of:=0.2*2^6" office:value-type="float" office:value="12.8" calcext:value-type="float">
            <text:p>12.8</text:p>
          </table:table-cell>
          <table:table-cell/>
          <table:table-cell table:formula="of:=0.2*2^7" office:value-type="float" office:value="25.6" calcext:value-type="float">
            <text:p>25.6</text:p>
          </table:table-cell>
          <table:table-cell/>
          <table:table-cell table:formula="of:=0.2*2^8" office:value-type="float" office:value="51.2" calcext:value-type="float">
            <text:p>51.2</text:p>
          </table:table-cell>
          <table:table-cell table:number-columns-repeated="5"/>
        </table:table-row>
        <table:table-row table:style-name="ro3">
          <table:table-cell table:number-columns-repeated="13"/>
          <table:table-cell office:value-type="string" calcext:value-type="string">
            <text:p>FEM (ur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float" office:value="71.3" calcext:value-type="float">
            <text:p>7.13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71.3" calcext:value-type="float">
            <text:p>7.13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71.3" calcext:value-type="float">
            <text:p>7.13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71.3" calcext:value-type="float">
            <text:p>7.13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56.8" calcext:value-type="float">
            <text:p>5.68E+001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office:value-type="float" office:value="22.014" calcext:value-type="float">
            <text:p>2.20E+00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float" office:value="23.3" calcext:value-type="float">
            <text:p>2.33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3.3" calcext:value-type="float">
            <text:p>2.33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3.3" calcext:value-type="float">
            <text:p>2.33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7.3" calcext:value-type="float">
            <text:p>1.73E+001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14.3" calcext:value-type="float">
            <text:p>1.43E+001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" office:value-type="float" office:value="5.5544" calcext:value-type="float">
            <text:p>5.55E+0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float" office:value="8.72" calcext:value-type="float">
            <text:p>8.72E+00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8.72" calcext:value-type="float">
            <text:p>8.72E+00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6.48" calcext:value-type="float">
            <text:p>6.48E+000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4.41" calcext:value-type="float">
            <text:p>4.41E+000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3.65" calcext:value-type="float">
            <text:p>3.65E+000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1" office:value-type="float" office:value="1.3919" calcext:value-type="float">
            <text:p>1.39E+0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float" office:value="12.4" calcext:value-type="float">
            <text:p>1.24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.64" calcext:value-type="float">
            <text:p>3.64E+000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1.6" calcext:value-type="float">
            <text:p>1.60E+000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1.15" calcext:value-type="float">
            <text:p>1.15E+000</text:p>
          </table:table-cell>
          <table:table-cell office:value-type="float" office:value="278" calcext:value-type="float">
            <text:p>278</text:p>
          </table:table-cell>
          <table:table-cell table:style-name="ce1" office:value-type="float" office:value="0.958" calcext:value-type="float">
            <text:p>9.58E-001</text:p>
          </table:table-cell>
          <table:table-cell office:value-type="float" office:value="981" calcext:value-type="float">
            <text:p>981</text:p>
          </table:table-cell>
          <table:table-cell/>
          <table:table-cell table:style-name="ce1" office:value-type="float" office:value="0.34817" calcext:value-type="float">
            <text:p>3.48E-00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float" office:value="3.15" calcext:value-type="float">
            <text:p>3.15E+00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.929" calcext:value-type="float">
            <text:p>9.29E-001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424" calcext:value-type="float">
            <text:p>4.24E-001</text:p>
          </table:table-cell>
          <table:table-cell office:value-type="float" office:value="276" calcext:value-type="float">
            <text:p>276</text:p>
          </table:table-cell>
          <table:table-cell table:style-name="ce1" office:value-type="float" office:value="0.305" calcext:value-type="float">
            <text:p>3.05E-001</text:p>
          </table:table-cell>
          <table:table-cell office:value-type="float" office:value="972" calcext:value-type="float">
            <text:p>972</text:p>
          </table:table-cell>
          <table:table-cell table:style-name="ce1" office:value-type="float" office:value="0.256" calcext:value-type="float">
            <text:p>2.56E-001</text:p>
          </table:table-cell>
          <table:table-cell office:value-type="float" office:value="3648" calcext:value-type="float">
            <text:p>3648</text:p>
          </table:table-cell>
          <table:table-cell/>
          <table:table-cell table:style-name="ce1" office:value-type="float" office:value="0.087054" calcext:value-type="float">
            <text:p>8.71E-0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float" office:value="0.773" calcext:value-type="float">
            <text:p>7.73E-001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0.257" calcext:value-type="float">
            <text:p>2.57E-001</text:p>
          </table:table-cell>
          <table:table-cell office:value-type="float" office:value="287" calcext:value-type="float">
            <text:p>287</text:p>
          </table:table-cell>
          <table:table-cell table:style-name="ce1" office:value-type="float" office:value="0.138" calcext:value-type="float">
            <text:p>1.38E-001</text:p>
          </table:table-cell>
          <table:table-cell office:value-type="float" office:value="983" calcext:value-type="float">
            <text:p>983</text:p>
          </table:table-cell>
          <table:table-cell table:style-name="ce1" office:value-type="float" office:value="0.113" calcext:value-type="float">
            <text:p>1.13E-001</text:p>
          </table:table-cell>
          <table:table-cell office:value-type="float" office:value="3639" calcext:value-type="float">
            <text:p>3639</text:p>
          </table:table-cell>
          <table:table-cell table:style-name="ce1" office:value-type="float" office:value="0.102" calcext:value-type="float">
            <text:p>1.02E-001</text:p>
          </table:table-cell>
          <table:table-cell office:value-type="float" office:value="14031" calcext:value-type="float">
            <text:p>14031</text:p>
          </table:table-cell>
          <table:table-cell/>
          <table:table-cell table:style-name="ce1" office:value-type="float" office:value="0.021764" calcext:value-type="float">
            <text:p>2.18E-0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float" office:value="0.215" calcext:value-type="float">
            <text:p>2.15E-001</text:p>
          </table:table-cell>
          <table:table-cell office:value-type="float" office:value="287" calcext:value-type="float">
            <text:p>287</text:p>
          </table:table-cell>
          <table:table-cell table:style-name="ce1" office:value-type="float" office:value="0.0858" calcext:value-type="float">
            <text:p>8.58E-002</text:p>
          </table:table-cell>
          <table:table-cell office:value-type="float" office:value="983" calcext:value-type="float">
            <text:p>983</text:p>
          </table:table-cell>
          <table:table-cell table:style-name="ce1" office:value-type="float" office:value="0.0594" calcext:value-type="float">
            <text:p>5.94E-002</text:p>
          </table:table-cell>
          <table:table-cell office:value-type="float" office:value="3635" calcext:value-type="float">
            <text:p>3635</text:p>
          </table:table-cell>
          <table:table-cell table:style-name="ce1" office:value-type="float" office:value="0.0543" calcext:value-type="float">
            <text:p>5.43E-002</text:p>
          </table:table-cell>
          <table:table-cell office:value-type="float" office:value="14025" calcext:value-type="float">
            <text:p>14025</text:p>
          </table:table-cell>
          <table:table-cell table:style-name="ce1" office:value-type="float" office:value="0.0522" calcext:value-type="float">
            <text:p>5.22E-002</text:p>
          </table:table-cell>
          <table:table-cell office:value-type="float" office:value="55021" calcext:value-type="float">
            <text:p>55021</text:p>
          </table:table-cell>
          <table:table-cell/>
          <table:table-cell table:style-name="ce1" office:value-type="float" office:value="0.0054412" calcext:value-type="float">
            <text:p>5.44E-003</text:p>
          </table:table-cell>
          <table:table-cell table:number-columns-repeated="2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8"/>
          <table:table-cell table:style-name="ce1" office:value-type="float" office:value="0.058038" calcext:value-type="float">
            <text:p>5.80E-002</text:p>
          </table:table-cell>
          <table:table-cell/>
          <table:table-cell table:style-name="ce1" office:value-type="float" office:value="0.01451" calcext:value-type="float">
            <text:p>1.45E-002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U = 3, omega = 0.03: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table:formula="of:=0.2*2^4" office:value-type="float" office:value="3.2" calcext:value-type="float">
            <text:p>3.2</text:p>
          </table:table-cell>
          <table:table-cell/>
          <table:table-cell table:formula="of:=0.2*2^5" office:value-type="float" office:value="6.4" calcext:value-type="float">
            <text:p>6.4</text:p>
          </table:table-cell>
          <table:table-cell/>
          <table:table-cell table:formula="of:=0.2*2^6" office:value-type="float" office:value="12.8" calcext:value-type="float">
            <text:p>12.8</text:p>
          </table:table-cell>
          <table:table-cell/>
          <table:table-cell table:formula="of:=0.2*2^7" office:value-type="float" office:value="25.6" calcext:value-type="float">
            <text:p>25.6</text:p>
          </table:table-cell>
          <table:table-cell/>
          <table:table-cell table:formula="of:=0.2*2^8" office:value-type="float" office:value="51.2" calcext:value-type="float">
            <text:p>51.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office:value-type="float" office:value="42.1" calcext:value-type="float">
            <text:p>4.21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2.1" calcext:value-type="float">
            <text:p>4.21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2.1" calcext:value-type="float">
            <text:p>4.21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2.1" calcext:value-type="float">
            <text:p>4.21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5.8" calcext:value-type="float">
            <text:p>2.58E+00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float" office:value="18.5" calcext:value-type="float">
            <text:p>1.85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8.5" calcext:value-type="float">
            <text:p>1.85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8.5" calcext:value-type="float">
            <text:p>1.85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9.96" calcext:value-type="float">
            <text:p>9.96E+000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6.42" calcext:value-type="float">
            <text:p>6.42E+00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float" office:value="7.98" calcext:value-type="float">
            <text:p>7.98E+00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7.98" calcext:value-type="float">
            <text:p>7.98E+00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5.41" calcext:value-type="float">
            <text:p>5.41E+000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2.58" calcext:value-type="float">
            <text:p>2.58E+000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1.64" calcext:value-type="float">
            <text:p>1.64E+000</text:p>
          </table:table-cell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float" office:value="12.4" calcext:value-type="float">
            <text:p>1.24E+00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.54" calcext:value-type="float">
            <text:p>3.54E+000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1.3" calcext:value-type="float">
            <text:p>1.30E+000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67" calcext:value-type="float">
            <text:p>6.70E-001</text:p>
          </table:table-cell>
          <table:table-cell office:value-type="float" office:value="278" calcext:value-type="float">
            <text:p>278</text:p>
          </table:table-cell>
          <table:table-cell table:style-name="ce1" office:value-type="float" office:value="0.428" calcext:value-type="float">
            <text:p>4.28E-001</text:p>
          </table:table-cell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float" office:value="3.13" calcext:value-type="float">
            <text:p>3.13E+00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.891" calcext:value-type="float">
            <text:p>8.91E-001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0.338" calcext:value-type="float">
            <text:p>3.38E-001</text:p>
          </table:table-cell>
          <table:table-cell office:value-type="float" office:value="276" calcext:value-type="float">
            <text:p>276</text:p>
          </table:table-cell>
          <table:table-cell table:style-name="ce1" office:value-type="float" office:value="0.174" calcext:value-type="float">
            <text:p>1.74E-001</text:p>
          </table:table-cell>
          <table:table-cell office:value-type="float" office:value="972" calcext:value-type="float">
            <text:p>972</text:p>
          </table:table-cell>
          <table:table-cell table:style-name="ce1" office:value-type="float" office:value="0.113" calcext:value-type="float">
            <text:p>1.13E-001</text:p>
          </table:table-cell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float" office:value="0.767" calcext:value-type="float">
            <text:p>7.67E-001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0.236" calcext:value-type="float">
            <text:p>2.36E-001</text:p>
          </table:table-cell>
          <table:table-cell office:value-type="float" office:value="287" calcext:value-type="float">
            <text:p>287</text:p>
          </table:table-cell>
          <table:table-cell table:style-name="ce1" office:value-type="float" office:value="0.095" calcext:value-type="float">
            <text:p>9.50E-002</text:p>
          </table:table-cell>
          <table:table-cell office:value-type="float" office:value="983" calcext:value-type="float">
            <text:p>983</text:p>
          </table:table-cell>
          <table:table-cell table:style-name="ce1" office:value-type="float" office:value="0.0543" calcext:value-type="float">
            <text:p>5.43E-002</text:p>
          </table:table-cell>
          <table:table-cell office:value-type="float" office:value="3639" calcext:value-type="float">
            <text:p>3639</text:p>
          </table:table-cell>
          <table:table-cell table:style-name="ce1" office:value-type="float" office:value="0.041" calcext:value-type="float">
            <text:p>4.10E-002</text:p>
          </table:table-cell>
          <table:table-cell office:value-type="float" office:value="14031" calcext:value-type="float">
            <text:p>1403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float" office:value="0.209" calcext:value-type="float">
            <text:p>2.09E-001</text:p>
          </table:table-cell>
          <table:table-cell office:value-type="float" office:value="287" calcext:value-type="float">
            <text:p>287</text:p>
          </table:table-cell>
          <table:table-cell table:style-name="ce1" office:value-type="float" office:value="0.0705" calcext:value-type="float">
            <text:p>7.05E-002</text:p>
          </table:table-cell>
          <table:table-cell office:value-type="float" office:value="983" calcext:value-type="float">
            <text:p>983</text:p>
          </table:table-cell>
          <table:table-cell table:style-name="ce1" office:value-type="float" office:value="0.034" calcext:value-type="float">
            <text:p>3.40E-002</text:p>
          </table:table-cell>
          <table:table-cell office:value-type="float" office:value="3635" calcext:value-type="float">
            <text:p>3635</text:p>
          </table:table-cell>
          <table:table-cell table:style-name="ce1" office:value-type="float" office:value="0.0246" calcext:value-type="float">
            <text:p>2.46E-002</text:p>
          </table:table-cell>
          <table:table-cell office:value-type="float" office:value="14025" calcext:value-type="float">
            <text:p>14025</text:p>
          </table:table-cell>
          <table:table-cell table:style-name="ce1" office:value-type="float" office:value="0.0223" calcext:value-type="float">
            <text:p>2.23E-002</text:p>
          </table:table-cell>
          <table:table-cell office:value-type="float" office:value="55021" calcext:value-type="float">
            <text:p>55021</text:p>
          </table:table-cell>
          <table:table-cell table:number-columns-repeated="4"/>
        </table:table-row>
        <table:table-row table:style-name="ro2" table:number-rows-repeated="1048508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14:06:59.682173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Exner</meta:initial-creator>
    <meta:creation-date>2014-09-18T16:51:19</meta:creation-date>
    <dc:date>2015-08-14T14:09:46.057846959</dc:date>
    <dc:creator>Pavel Exner</dc:creator>
    <meta:editing-duration>PT2H7M9S</meta:editing-duration>
    <meta:editing-cycles>17</meta:editing-cycles>
    <meta:generator>LibreOffice/4.2.8.2$Linux_X86_64 LibreOffice_project/420m0$Build-2</meta:generator>
    <meta:document-statistic meta:table-count="3" meta:cell-count="66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22cm" svg:height="11.662cm" xlink:href=".." xlink:type="simple" chart:class="chart:scatter" chart:style-name="ch1">
        <chart:legend chart:legend-position="top" svg:x="6.408cm" svg:y="0.185cm" style:legend-expansion="wide" chart:style-name="ch2"/>
        <chart:plot-area chart:style-name="ch3" table:cell-range-address="Sheet1.B3:Sheet1.C9 Sheet1.C2:Sheet1.C2 Sheet1.E2:Sheet1.E9 Sheet1.G2:Sheet1.G9 Sheet1.I2:Sheet1.I9 Sheet1.K2:Sheet1.K9" chart:data-source-has-labels="row" svg:x="0.428cm" svg:y="1.016cm" svg:width="20.566cm" svg:height="10.413cm">
          <chartooo:coordinate-region svg:x="2.347cm" svg:y="1.215cm" svg:width="18.367cm" svg:height="9.5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9" chart:label-cell-address="Sheet1.C2:Sheet1.C2" chart:class="chart:scatter">
            <chart:domain table:cell-range-address="Sheet1.B3:Sheet1.B9"/>
            <chart:data-point chart:repeated="7"/>
          </chart:series>
          <chart:series chart:style-name="ch8" chart:values-cell-range-address="Sheet1.E3:Sheet1.E9" chart:label-cell-address="Sheet1.E2:Sheet1.E2" chart:class="chart:scatter">
            <chart:data-point chart:repeated="7"/>
          </chart:series>
          <chart:series chart:style-name="ch9" chart:values-cell-range-address="Sheet1.G3:Sheet1.G9" chart:label-cell-address="Sheet1.G2:Sheet1.G2" chart:class="chart:scatter">
            <chart:data-point chart:repeated="7"/>
          </chart:series>
          <chart:series chart:style-name="ch10" chart:values-cell-range-address="Sheet1.I3:Sheet1.I9" chart:label-cell-address="Sheet1.I2:Sheet1.I2" chart:class="chart:scatter">
            <chart:data-point chart:repeated="7"/>
          </chart:series>
          <chart:series chart:style-name="ch11" chart:values-cell-range-address="Sheet1.K3:Sheet1.K9" chart:label-cell-address="Sheet1.K2:Sheet1.K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.2</text:p>
                <draw:g>
                  <svg:desc>Sheet1.C2:Sheet1.C2</svg:desc>
                </draw:g>
              </table:table-cell>
              <table:table-cell office:value-type="string">
                <text:p>6.4</text:p>
                <draw:g>
                  <svg:desc>Sheet1.E2:Sheet1.E2</svg:desc>
                </draw:g>
              </table:table-cell>
              <table:table-cell office:value-type="string">
                <text:p>12.8</text:p>
                <draw:g>
                  <svg:desc>Sheet1.G2:Sheet1.G2</svg:desc>
                </draw:g>
              </table:table-cell>
              <table:table-cell office:value-type="string">
                <text:p>25.6</text:p>
                <draw:g>
                  <svg:desc>Sheet1.I2:Sheet1.I2</svg:desc>
                </draw:g>
              </table:table-cell>
              <table:table-cell office:value-type="string">
                <text:p>51.2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B3:Sheet1.B9</svg:desc>
                </draw:g>
              </table:table-cell>
              <table:table-cell office:value-type="float" office:value="NaN">
                <text:p>NaN</text:p>
                <draw:g>
                  <svg:desc>Sheet1.C3:Sheet1.C9</svg:desc>
                </draw:g>
              </table:table-cell>
              <table:table-cell office:value-type="float" office:value="NaN">
                <text:p>NaN</text:p>
                <draw:g>
                  <svg:desc>Sheet1.E3:Sheet1.E9</svg:desc>
                </draw:g>
              </table:table-cell>
              <table:table-cell office:value-type="float" office:value="NaN">
                <text:p>NaN</text:p>
                <draw:g>
                  <svg:desc>Sheet1.G3:Sheet1.G9</svg:desc>
                </draw:g>
              </table:table-cell>
              <table:table-cell office:value-type="float" office:value="NaN">
                <text:p>NaN</text:p>
                <draw:g>
                  <svg:desc>Sheet1.I3:Sheet1.I9</svg:desc>
                </draw:g>
              </table:table-cell>
              <table:table-cell office:value-type="float" office:value="14.3">
                <text:p>14.3</text:p>
                <draw:g>
                  <svg:desc>Sheet1.K3:Sheet1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6">
                <text:p>8.06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5">
                <text:p>5.25</text:p>
              </table:table-cell>
              <table:table-cell office:value-type="float" office:value="2.13">
                <text:p>2.13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25">
                <text:p>3.125</text:p>
              </table:table-cell>
              <table:table-cell office:value-type="float" office:value="12.4">
                <text:p>12.4</text:p>
              </table:table-cell>
              <table:table-cell office:value-type="float" office:value="3.52">
                <text:p>3.52</text:p>
              </table:table-cell>
              <table:table-cell office:value-type="float" office:value="1.25">
                <text:p>1.25</text:p>
              </table:table-cell>
              <table:table-cell office:value-type="float" office:value="0.55">
                <text:p>0.55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25">
                <text:p>1.5625</text:p>
              </table:table-cell>
              <table:table-cell office:value-type="float" office:value="3.14">
                <text:p>3.14</text:p>
              </table:table-cell>
              <table:table-cell office:value-type="float" office:value="0.892">
                <text:p>0.892</text:p>
              </table:table-cell>
              <table:table-cell office:value-type="float" office:value="0.325">
                <text:p>0.325</text:p>
              </table:table-cell>
              <table:table-cell office:value-type="float" office:value="0.14">
                <text:p>0.14</text:p>
              </table:table-cell>
              <table:table-cell office:value-type="float" office:value="0.0579">
                <text:p>0.0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12">
                <text:p>0.7812</text:p>
              </table:table-cell>
              <table:table-cell office:value-type="float" office:value="0.766">
                <text:p>0.766</text:p>
              </table:table-cell>
              <table:table-cell office:value-type="float" office:value="0.233">
                <text:p>0.233</text:p>
              </table:table-cell>
              <table:table-cell office:value-type="float" office:value="0.0859">
                <text:p>0.0859</text:p>
              </table:table-cell>
              <table:table-cell office:value-type="float" office:value="0.0364">
                <text:p>0.036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06">
                <text:p>0.3906</text:p>
              </table:table-cell>
              <table:table-cell office:value-type="float" office:value="0.208">
                <text:p>0.208</text:p>
              </table:table-cell>
              <table:table-cell office:value-type="float" office:value="0.0673">
                <text:p>0.0673</text:p>
              </table:table-cell>
              <table:table-cell office:value-type="float" office:value="0.0273">
                <text:p>0.0273</text:p>
              </table:table-cell>
              <table:table-cell office:value-type="float" office:value="0.0145">
                <text:p>0.0145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 style:data-style-name="N2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22cm" svg:height="11.662cm" xlink:href=".." xlink:type="simple" chart:class="chart:scatter" chart:style-name="ch1">
        <chart:legend svg:x="2.99cm" svg:y="1.679cm" style:legend-expansion="custom" chartooo:width="3.987cm" chartooo:height="3.349cm" style:legend-expansion-aspect-ratio="1.19050462824724" chart:style-name="ch2"/>
        <chart:plot-area chart:style-name="ch3" table:cell-range-address="Sheet2.B3:Sheet2.D9 Sheet2.C2:Sheet2.D2 Sheet2.F2:Sheet2.H9 Sheet2.M47:Sheet2.M54" chart:data-source-has-labels="row" svg:x="0.376cm" svg:y="0.961cm" svg:width="21.096cm" svg:height="9.552cm">
          <chartooo:coordinate-region svg:x="2.215cm" svg:y="1.266cm" svg:width="18.819cm" svg:height="8.388cm"/>
          <chart:axis chart:dimension="x" chart:name="primary-x" chart:style-name="ch4">
            <chart:title svg:x="8.818cm" svg:y="10.709cm" chart:style-name="ch5">
              <text:p>log(element size)</text:p>
            </chart:title>
          </chart:axis>
          <chart:axis chart:dimension="y" chart:name="primary-y" chart:style-name="ch6">
            <chart:title svg:x="0.001cm" svg:y="7.004cm" chart:style-name="ch7">
              <text:p>log(error)</text:p>
            </chart:title>
            <chart:grid chart:style-name="ch8" chart:class="major"/>
          </chart:axis>
          <chart:series chart:style-name="ch9" chart:values-cell-range-address="Sheet2.C3:Sheet2.C9" chart:label-cell-address="Sheet2.C2:Sheet2.C2" chart:class="chart:scatter">
            <chart:domain table:cell-range-address="Sheet2.B3:Sheet2.B9"/>
            <chart:data-point chart:repeated="7"/>
          </chart:series>
          <chart:series chart:style-name="ch10" chart:values-cell-range-address="Sheet2.D3:Sheet2.D9" chart:label-cell-address="Sheet2.D2:Sheet2.D2" chart:class="chart:scatter">
            <chart:data-point chart:repeated="7"/>
          </chart:series>
          <chart:series chart:style-name="ch11" chart:values-cell-range-address="Sheet2.F3:Sheet2.F9" chart:label-cell-address="Sheet2.F2:Sheet2.F2" chart:class="chart:scatter">
            <chart:data-point chart:repeated="7"/>
          </chart:series>
          <chart:series chart:style-name="ch12" chart:values-cell-range-address="Sheet2.G3:Sheet2.G9" chart:label-cell-address="Sheet2.G2:Sheet2.G2" chart:class="chart:scatter">
            <chart:data-point chart:repeated="7"/>
          </chart:series>
          <chart:series chart:style-name="ch13" chart:values-cell-range-address="Sheet2.H3:Sheet2.H9" chart:label-cell-address="Sheet2.H2:Sheet2.H2" chart:class="chart:scatter">
            <chart:data-point chart:repeated="7"/>
          </chart:series>
          <chart:series chart:style-name="ch14" chart:values-cell-range-address="Sheet2.M48:Sheet2.M54" chart:label-cell-address="Sheet2.M47:Sheet2.M47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.2</text:p>
                <draw:g>
                  <svg:desc>Sheet2.C2:Sheet2.C2</svg:desc>
                </draw:g>
              </table:table-cell>
              <table:table-cell office:value-type="string">
                <text:p>6.4</text:p>
                <draw:g>
                  <svg:desc>Sheet2.D2:Sheet2.D2</svg:desc>
                </draw:g>
              </table:table-cell>
              <table:table-cell office:value-type="string">
                <text:p>12.8</text:p>
                <draw:g>
                  <svg:desc>Sheet2.F2:Sheet2.F2</svg:desc>
                </draw:g>
              </table:table-cell>
              <table:table-cell office:value-type="string">
                <text:p>25.6</text:p>
                <draw:g>
                  <svg:desc>Sheet2.G2:Sheet2.G2</svg:desc>
                </draw:g>
              </table:table-cell>
              <table:table-cell office:value-type="string">
                <text:p>51.2</text:p>
                <draw:g>
                  <svg:desc>Sheet2.H2:Sheet2.H2</svg:desc>
                </draw:g>
              </table:table-cell>
              <table:table-cell office:value-type="string">
                <text:p>FEM sin(x)</text:p>
                <draw:g>
                  <svg:desc>Sheet2.M47:Sheet2.M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2.B3:Sheet2.B9</svg:desc>
                </draw:g>
              </table:table-cell>
              <table:table-cell office:value-type="float" office:value="NaN">
                <text:p>NaN</text:p>
                <draw:g>
                  <svg:desc>Sheet2.C3:Sheet2.C9</svg:desc>
                </draw:g>
              </table:table-cell>
              <table:table-cell office:value-type="float" office:value="NaN">
                <text:p>NaN</text:p>
                <draw:g>
                  <svg:desc>Sheet2.D3:Sheet2.D9</svg:desc>
                </draw:g>
              </table:table-cell>
              <table:table-cell office:value-type="float" office:value="NaN">
                <text:p>NaN</text:p>
                <draw:g>
                  <svg:desc>Sheet2.F3:Sheet2.F9</svg:desc>
                </draw:g>
              </table:table-cell>
              <table:table-cell office:value-type="float" office:value="NaN">
                <text:p>NaN</text:p>
                <draw:g>
                  <svg:desc>Sheet2.G3:Sheet2.G9</svg:desc>
                </draw:g>
              </table:table-cell>
              <table:table-cell office:value-type="float" office:value="56.8">
                <text:p>56.8</text:p>
                <draw:g>
                  <svg:desc>Sheet2.H3:Sheet2.H9</svg:desc>
                </draw:g>
              </table:table-cell>
              <table:table-cell office:value-type="float" office:value="58.705">
                <text:p>58.705</text:p>
                <draw:g>
                  <svg:desc>Sheet2.M48:Sheet2.M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">
                <text:p>17.3</text:p>
              </table:table-cell>
              <table:table-cell office:value-type="float" office:value="14.3">
                <text:p>14.3</text:p>
              </table:table-cell>
              <table:table-cell office:value-type="float" office:value="14.812">
                <text:p>14.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8">
                <text:p>6.48</text:p>
              </table:table-cell>
              <table:table-cell office:value-type="float" office:value="4.41">
                <text:p>4.41</text:p>
              </table:table-cell>
              <table:table-cell office:value-type="float" office:value="3.65">
                <text:p>3.65</text:p>
              </table:table-cell>
              <table:table-cell office:value-type="float" office:value="3.7116">
                <text:p>3.7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25">
                <text:p>3.125</text:p>
              </table:table-cell>
              <table:table-cell office:value-type="float" office:value="12.4">
                <text:p>12.4</text:p>
              </table:table-cell>
              <table:table-cell office:value-type="float" office:value="3.64">
                <text:p>3.64</text:p>
              </table:table-cell>
              <table:table-cell office:value-type="float" office:value="1.6">
                <text:p>1.6</text:p>
              </table:table-cell>
              <table:table-cell office:value-type="float" office:value="1.15">
                <text:p>1.15</text:p>
              </table:table-cell>
              <table:table-cell office:value-type="float" office:value="0.958">
                <text:p>0.958</text:p>
              </table:table-cell>
              <table:table-cell office:value-type="float" office:value="0.92844">
                <text:p>0.92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25">
                <text:p>1.5625</text:p>
              </table:table-cell>
              <table:table-cell office:value-type="float" office:value="3.15">
                <text:p>3.15</text:p>
              </table:table-cell>
              <table:table-cell office:value-type="float" office:value="0.929">
                <text:p>0.929</text:p>
              </table:table-cell>
              <table:table-cell office:value-type="float" office:value="0.424">
                <text:p>0.424</text:p>
              </table:table-cell>
              <table:table-cell office:value-type="float" office:value="0.305">
                <text:p>0.305</text:p>
              </table:table-cell>
              <table:table-cell office:value-type="float" office:value="0.256">
                <text:p>0.256</text:p>
              </table:table-cell>
              <table:table-cell office:value-type="float" office:value="0.23215">
                <text:p>0.23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12">
                <text:p>0.7812</text:p>
              </table:table-cell>
              <table:table-cell office:value-type="float" office:value="0.773">
                <text:p>0.773</text:p>
              </table:table-cell>
              <table:table-cell office:value-type="float" office:value="0.257">
                <text:p>0.257</text:p>
              </table:table-cell>
              <table:table-cell office:value-type="float" office:value="0.138">
                <text:p>0.138</text:p>
              </table:table-cell>
              <table:table-cell office:value-type="float" office:value="0.113">
                <text:p>0.113</text:p>
              </table:table-cell>
              <table:table-cell office:value-type="float" office:value="0.102">
                <text:p>0.102</text:p>
              </table:table-cell>
              <table:table-cell office:value-type="float" office:value="0.058038">
                <text:p>0.058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06">
                <text:p>0.3906</text:p>
              </table:table-cell>
              <table:table-cell office:value-type="float" office:value="0.215">
                <text:p>0.215</text:p>
              </table:table-cell>
              <table:table-cell office:value-type="float" office:value="0.0858">
                <text:p>0.0858</text:p>
              </table:table-cell>
              <table:table-cell office:value-type="float" office:value="0.0594">
                <text:p>0.0594</text:p>
              </table:table-cell>
              <table:table-cell office:value-type="float" office:value="0.0543">
                <text:p>0.0543</text:p>
              </table:table-cell>
              <table:table-cell office:value-type="float" office:value="0.0522">
                <text:p>0.0522</text:p>
              </table:table-cell>
              <table:table-cell office:value-type="float" office:value="0.01451">
                <text:p>0.014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 style:data-style-name="N2">
      <style:chart-properties chart:display-label="true" chart:tick-marks-minor-inner="false" chart:tick-marks-minor-outer="true" chart:logarithmic="tru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22cm" svg:height="11.662cm" xlink:href=".." xlink:type="simple" chart:class="chart:scatter" chart:style-name="ch1">
        <chart:legend svg:x="2.853cm" svg:y="1.788cm" style:legend-expansion="custom" chartooo:width="3.333cm" chartooo:height="4.627cm" style:legend-expansion-aspect-ratio="0.720337151502053" chart:style-name="ch2"/>
        <chart:plot-area chart:style-name="ch3" table:cell-range-address="Sheet2.G2:Sheet2.H2 Sheet2.B4:Sheet2.B9 Sheet2.G4:Sheet2.H4 Sheet2.E5:Sheet2.H5 Sheet2.C6:Sheet2.H9" chart:data-source-has-labels="column" svg:x="0.748cm" svg:y="0.961cm" svg:width="20.449cm" svg:height="9.552cm">
          <chartooo:coordinate-region svg:x="2.587cm" svg:y="1.266cm" svg:width="18.172cm" svg:height="8.388cm"/>
          <chart:axis chart:dimension="x" chart:name="primary-x" chart:style-name="ch4">
            <chart:title svg:x="8.244cm" svg:y="10.709cm" chart:style-name="ch5">
              <text:p>log(enrichment radius)</text:p>
            </chart:title>
          </chart:axis>
          <chart:axis chart:dimension="y" chart:name="primary-y" chart:style-name="ch6">
            <chart:title svg:x="0.001cm" svg:y="6.93cm" chart:style-name="ch7">
              <text:p>log(error)</text:p>
            </chart:title>
            <chart:grid chart:style-name="ch8" chart:class="major"/>
          </chart:axis>
          <chart:series chart:style-name="ch9" chart:values-cell-range-address="Sheet2.G4:Sheet2.H4" chart:label-cell-address="Sheet2.B4:Sheet2.B4" chart:class="chart:scatter">
            <chart:domain table:cell-range-address="Sheet2.G2:Sheet2.H2"/>
            <chart:data-point chart:repeated="2"/>
          </chart:series>
          <chart:series chart:style-name="ch10" chart:values-cell-range-address="Sheet2.E5:Sheet2.H5" chart:label-cell-address="Sheet2.B5:Sheet2.B5" chart:class="chart:scatter">
            <chart:domain table:cell-range-address="Sheet2.E2:Sheet2.H2"/>
            <chart:data-point chart:repeated="4"/>
          </chart:series>
          <chart:series chart:style-name="ch11" chart:values-cell-range-address="Sheet2.C6:Sheet2.H6" chart:label-cell-address="Sheet2.B6:Sheet2.B6" chart:class="chart:scatter">
            <chart:domain table:cell-range-address="Sheet2.C2:Sheet2.H2"/>
            <chart:data-point chart:repeated="6"/>
          </chart:series>
          <chart:series chart:style-name="ch12" chart:values-cell-range-address="Sheet2.C7:Sheet2.H7" chart:label-cell-address="Sheet2.B7:Sheet2.B7" chart:class="chart:scatter">
            <chart:domain table:cell-range-address="Sheet2.C2:Sheet2.H2"/>
            <chart:data-point chart:repeated="6"/>
          </chart:series>
          <chart:series chart:style-name="ch13" chart:values-cell-range-address="Sheet2.C8:Sheet2.H8" chart:label-cell-address="Sheet2.B8:Sheet2.B8" chart:class="chart:scatter">
            <chart:domain table:cell-range-address="Sheet2.C2:Sheet2.H2"/>
            <chart:data-point chart:repeated="6"/>
          </chart:series>
          <chart:series chart:style-name="ch14" chart:values-cell-range-address="Sheet2.C9:Sheet2.H9" chart:label-cell-address="Sheet2.B9:Sheet2.B9" chart:class="chart:scatter">
            <chart:domain table:cell-range-address="Sheet2.C2:Sheet2.H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5.6">
                <text:p>25.6</text:p>
                <draw:g>
                  <svg:desc>Sheet2.G2:Sheet2.H2</svg:desc>
                </draw:g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12.5</text:p>
                <draw:g>
                  <svg:desc>Sheet2.B4:Sheet2.B4</svg:desc>
                </draw:g>
              </table:table-cell>
              <table:table-cell office:value-type="float" office:value="17.3">
                <text:p>17.3</text:p>
                <draw:g>
                  <svg:desc>Sheet2.G4:Sheet2.H4</svg:desc>
                </draw:g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Sheet2.E2:Sheet2.H2</svg:desc>
                </draw:g>
              </table:table-cell>
              <table:table-cell office:value-type="float" office:value="12.8">
                <text:p>12.8</text:p>
              </table:table-cell>
              <table:table-cell office:value-type="float" office:value="25.6">
                <text:p>25.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6.25</text:p>
                <draw:g>
                  <svg:desc>Sheet2.B5:Sheet2.B5</svg:desc>
                </draw:g>
              </table:table-cell>
              <table:table-cell office:value-type="float" office:value="NaN">
                <text:p>NaN</text:p>
                <draw:g>
                  <svg:desc>Sheet2.E5:Sheet2.H5</svg:desc>
                </draw:g>
              </table:table-cell>
              <table:table-cell office:value-type="float" office:value="6.48">
                <text:p>6.48</text:p>
              </table:table-cell>
              <table:table-cell office:value-type="float" office:value="4.41">
                <text:p>4.41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.2">
                <text:p>3.2</text:p>
                <draw:g>
                  <svg:desc>Sheet2.C2:Sheet2.H2</svg:desc>
                </draw:g>
              </table:table-cell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  <table:table-cell office:value-type="float" office:value="12.8">
                <text:p>12.8</text:p>
              </table:table-cell>
              <table:table-cell office:value-type="float" office:value="25.6">
                <text:p>25.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3.125</text:p>
                <draw:g>
                  <svg:desc>Sheet2.B6:Sheet2.B6</svg:desc>
                </draw:g>
              </table:table-cell>
              <table:table-cell office:value-type="float" office:value="12.4">
                <text:p>12.4</text:p>
                <draw:g>
                  <svg:desc>Sheet2.C6:Sheet2.H6</svg:desc>
                </draw:g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1.15">
                <text:p>1.15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.2">
                <text:p>3.2</text:p>
                <draw:g>
                  <svg:desc>Sheet2.C2:Sheet2.H2</svg:desc>
                </draw:g>
              </table:table-cell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  <table:table-cell office:value-type="float" office:value="12.8">
                <text:p>12.8</text:p>
              </table:table-cell>
              <table:table-cell office:value-type="float" office:value="25.6">
                <text:p>25.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1.5625</text:p>
                <draw:g>
                  <svg:desc>Sheet2.B7:Sheet2.B7</svg:desc>
                </draw:g>
              </table:table-cell>
              <table:table-cell office:value-type="float" office:value="3.15">
                <text:p>3.15</text:p>
                <draw:g>
                  <svg:desc>Sheet2.C7:Sheet2.H7</svg:desc>
                </draw:g>
              </table:table-cell>
              <table:table-cell office:value-type="float" office:value="0.929">
                <text:p>0.929</text:p>
              </table:table-cell>
              <table:table-cell office:value-type="float" office:value="NaN">
                <text:p>NaN</text:p>
              </table:table-cell>
              <table:table-cell office:value-type="float" office:value="0.424">
                <text:p>0.424</text:p>
              </table:table-cell>
              <table:table-cell office:value-type="float" office:value="0.305">
                <text:p>0.305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.2">
                <text:p>3.2</text:p>
                <draw:g>
                  <svg:desc>Sheet2.C2:Sheet2.H2</svg:desc>
                </draw:g>
              </table:table-cell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  <table:table-cell office:value-type="float" office:value="12.8">
                <text:p>12.8</text:p>
              </table:table-cell>
              <table:table-cell office:value-type="float" office:value="25.6">
                <text:p>25.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0.7812</text:p>
                <draw:g>
                  <svg:desc>Sheet2.B8:Sheet2.B8</svg:desc>
                </draw:g>
              </table:table-cell>
              <table:table-cell office:value-type="float" office:value="0.773">
                <text:p>0.773</text:p>
                <draw:g>
                  <svg:desc>Sheet2.C8:Sheet2.H8</svg:desc>
                </draw:g>
              </table:table-cell>
              <table:table-cell office:value-type="float" office:value="0.257">
                <text:p>0.257</text:p>
              </table:table-cell>
              <table:table-cell office:value-type="float" office:value="NaN">
                <text:p>NaN</text:p>
              </table:table-cell>
              <table:table-cell office:value-type="float" office:value="0.138">
                <text:p>0.138</text:p>
              </table:table-cell>
              <table:table-cell office:value-type="float" office:value="0.113">
                <text:p>0.113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.2">
                <text:p>3.2</text:p>
                <draw:g>
                  <svg:desc>Sheet2.C2:Sheet2.H2</svg:desc>
                </draw:g>
              </table:table-cell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  <table:table-cell office:value-type="float" office:value="12.8">
                <text:p>12.8</text:p>
              </table:table-cell>
              <table:table-cell office:value-type="float" office:value="25.6">
                <text:p>25.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0.3906</text:p>
                <draw:g>
                  <svg:desc>Sheet2.B9:Sheet2.B9</svg:desc>
                </draw:g>
              </table:table-cell>
              <table:table-cell office:value-type="float" office:value="0.215">
                <text:p>0.215</text:p>
                <draw:g>
                  <svg:desc>Sheet2.C9:Sheet2.H9</svg:desc>
                </draw:g>
              </table:table-cell>
              <table:table-cell office:value-type="float" office:value="0.0858">
                <text:p>0.0858</text:p>
              </table:table-cell>
              <table:table-cell office:value-type="float" office:value="NaN">
                <text:p>NaN</text:p>
              </table:table-cell>
              <table:table-cell office:value-type="float" office:value="0.0594">
                <text:p>0.0594</text:p>
              </table:table-cell>
              <table:table-cell office:value-type="float" office:value="0.0543">
                <text:p>0.0543</text:p>
              </table:table-cell>
              <table:table-cell office:value-type="float" office:value="0.0522">
                <text:p>0.05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2">
      <style:chart-properties chart:display-label="true" chart:tick-marks-minor-inner="false" chart:tick-marks-minor-outer="true" chart:logarithmic="true" chart:minimum="0.01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22cm" svg:height="11.662cm" xlink:href=".." xlink:type="simple" chart:class="chart:scatter" chart:style-name="ch1">
        <chart:legend svg:x="2.49cm" svg:y="1.879cm" style:legend-expansion="custom" chartooo:width="4.16cm" chartooo:height="4.404cm" style:legend-expansion-aspect-ratio="0.944595821980018" chart:style-name="ch2"/>
        <chart:plot-area chart:style-name="ch3" table:cell-range-address="Sheet3.C3:Sheet3.E9 Sheet3.D1:Sheet3.E1 Sheet3.G1:Sheet3.I1 Sheet3.G3:Sheet3.I9 Sheet3.N47:Sheet3.N54" chart:data-source-has-labels="row" svg:x="0.65cm" svg:y="0.96cm" svg:width="20.82cm" svg:height="9.551cm">
          <chartooo:coordinate-region svg:x="2.489cm" svg:y="1.265cm" svg:width="18.543cm" svg:height="8.387cm"/>
          <chart:axis chart:dimension="x" chart:name="primary-x" chart:style-name="ch4">
            <chart:title svg:x="9.758cm" svg:y="10.41cm" chart:style-name="ch5">
              <text:p>element size h</text:p>
            </chart:title>
          </chart:axis>
          <chart:axis chart:dimension="y" chart:name="primary-y" chart:style-name="ch6">
            <chart:title svg:x="0.001cm" svg:y="7.903cm" chart:style-name="ch7">
              <text:p>error in L2 norm</text:p>
            </chart:title>
            <chart:grid chart:style-name="ch8" chart:class="major"/>
          </chart:axis>
          <chart:series chart:style-name="ch9" chart:values-cell-range-address="Sheet3.D3:Sheet3.D9" chart:label-cell-address="Sheet3.D1:Sheet3.D1" chart:class="chart:scatter">
            <chart:domain table:cell-range-address="Sheet3.C3:Sheet3.C9"/>
            <chart:data-point chart:repeated="7"/>
          </chart:series>
          <chart:series chart:style-name="ch10" chart:values-cell-range-address="Sheet3.E3:Sheet3.E9" chart:label-cell-address="Sheet3.E1:Sheet3.E1" chart:class="chart:scatter">
            <chart:data-point chart:repeated="7"/>
          </chart:series>
          <chart:series chart:style-name="ch11" chart:values-cell-range-address="Sheet3.G3:Sheet3.G9" chart:label-cell-address="Sheet3.G1:Sheet3.G1" chart:class="chart:scatter">
            <chart:data-point chart:repeated="7"/>
          </chart:series>
          <chart:series chart:style-name="ch12" chart:values-cell-range-address="Sheet3.H3:Sheet3.H9" chart:label-cell-address="Sheet3.H1:Sheet3.H1" chart:class="chart:scatter">
            <chart:data-point chart:repeated="7"/>
          </chart:series>
          <chart:series chart:style-name="ch13" chart:values-cell-range-address="Sheet3.I3:Sheet3.I9" chart:label-cell-address="Sheet3.I1:Sheet3.I1" chart:class="chart:scatter">
            <chart:data-point chart:repeated="7"/>
          </chart:series>
          <chart:series chart:style-name="ch14" chart:values-cell-range-address="Sheet3.N48:Sheet3.N54" chart:label-cell-address="Sheet3.N47:Sheet3.N47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 = 3.2</text:p>
                <draw:g>
                  <svg:desc>Sheet3.D1:Sheet3.D1</svg:desc>
                </draw:g>
              </table:table-cell>
              <table:table-cell office:value-type="string">
                <text:p>R = 6.4</text:p>
                <draw:g>
                  <svg:desc>Sheet3.E1:Sheet3.E1</svg:desc>
                </draw:g>
              </table:table-cell>
              <table:table-cell office:value-type="string">
                <text:p>R = 12.8</text:p>
                <draw:g>
                  <svg:desc>Sheet3.G1:Sheet3.G1</svg:desc>
                </draw:g>
              </table:table-cell>
              <table:table-cell office:value-type="string">
                <text:p>R = 25.6</text:p>
                <draw:g>
                  <svg:desc>Sheet3.H1:Sheet3.H1</svg:desc>
                </draw:g>
              </table:table-cell>
              <table:table-cell office:value-type="string">
                <text:p>R = 51.2</text:p>
                <draw:g>
                  <svg:desc>Sheet3.I1:Sheet3.I1</svg:desc>
                </draw:g>
              </table:table-cell>
              <table:table-cell office:value-type="string">
                <text:p>FEM (ur)</text:p>
                <draw:g>
                  <svg:desc>Sheet3.N47:Sheet3.N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3.C3:Sheet3.C9</svg:desc>
                </draw:g>
              </table:table-cell>
              <table:table-cell office:value-type="float" office:value="NaN">
                <text:p>NaN</text:p>
                <draw:g>
                  <svg:desc>Sheet3.D3:Sheet3.D9</svg:desc>
                </draw:g>
              </table:table-cell>
              <table:table-cell office:value-type="float" office:value="NaN">
                <text:p>NaN</text:p>
                <draw:g>
                  <svg:desc>Sheet3.E3:Sheet3.E9</svg:desc>
                </draw:g>
              </table:table-cell>
              <table:table-cell office:value-type="float" office:value="NaN">
                <text:p>NaN</text:p>
                <draw:g>
                  <svg:desc>Sheet3.G3:Sheet3.G9</svg:desc>
                </draw:g>
              </table:table-cell>
              <table:table-cell office:value-type="float" office:value="NaN">
                <text:p>NaN</text:p>
                <draw:g>
                  <svg:desc>Sheet3.H3:Sheet3.H9</svg:desc>
                </draw:g>
              </table:table-cell>
              <table:table-cell office:value-type="float" office:value="25.835">
                <text:p>25.835</text:p>
                <draw:g>
                  <svg:desc>Sheet3.I3:Sheet3.I9</svg:desc>
                </draw:g>
              </table:table-cell>
              <table:table-cell office:value-type="float" office:value="22.014">
                <text:p>22.014</text:p>
                <draw:g>
                  <svg:desc>Sheet3.N48:Sheet3.N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6">
                <text:p>9.96</text:p>
              </table:table-cell>
              <table:table-cell office:value-type="float" office:value="6.4226">
                <text:p>6.4226</text:p>
              </table:table-cell>
              <table:table-cell office:value-type="float" office:value="5.5544">
                <text:p>5.5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">
                <text:p>5.41</text:p>
              </table:table-cell>
              <table:table-cell office:value-type="float" office:value="2.58">
                <text:p>2.58</text:p>
              </table:table-cell>
              <table:table-cell office:value-type="float" office:value="1.6356">
                <text:p>1.6356</text:p>
              </table:table-cell>
              <table:table-cell office:value-type="float" office:value="1.3919">
                <text:p>1.3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25">
                <text:p>3.125</text:p>
              </table:table-cell>
              <table:table-cell office:value-type="float" office:value="12.4">
                <text:p>12.4</text:p>
              </table:table-cell>
              <table:table-cell office:value-type="float" office:value="3.54">
                <text:p>3.54</text:p>
              </table:table-cell>
              <table:table-cell office:value-type="float" office:value="1.3">
                <text:p>1.3</text:p>
              </table:table-cell>
              <table:table-cell office:value-type="float" office:value="0.67">
                <text:p>0.67</text:p>
              </table:table-cell>
              <table:table-cell office:value-type="float" office:value="0.42803">
                <text:p>0.42803</text:p>
              </table:table-cell>
              <table:table-cell office:value-type="float" office:value="0.34817">
                <text:p>0.34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25">
                <text:p>1.5625</text:p>
              </table:table-cell>
              <table:table-cell office:value-type="float" office:value="3.13">
                <text:p>3.13</text:p>
              </table:table-cell>
              <table:table-cell office:value-type="float" office:value="0.891">
                <text:p>0.891</text:p>
              </table:table-cell>
              <table:table-cell office:value-type="float" office:value="0.338">
                <text:p>0.338</text:p>
              </table:table-cell>
              <table:table-cell office:value-type="float" office:value="0.174">
                <text:p>0.174</text:p>
              </table:table-cell>
              <table:table-cell office:value-type="float" office:value="0.11288">
                <text:p>0.11288</text:p>
              </table:table-cell>
              <table:table-cell office:value-type="float" office:value="0.087054">
                <text:p>0.087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12">
                <text:p>0.7812</text:p>
              </table:table-cell>
              <table:table-cell office:value-type="float" office:value="0.767">
                <text:p>0.767</text:p>
              </table:table-cell>
              <table:table-cell office:value-type="float" office:value="0.236">
                <text:p>0.236</text:p>
              </table:table-cell>
              <table:table-cell office:value-type="float" office:value="0.095">
                <text:p>0.095</text:p>
              </table:table-cell>
              <table:table-cell office:value-type="float" office:value="0.0543">
                <text:p>0.0543</text:p>
              </table:table-cell>
              <table:table-cell office:value-type="float" office:value="0.041044">
                <text:p>0.041044</text:p>
              </table:table-cell>
              <table:table-cell office:value-type="float" office:value="0.021764">
                <text:p>0.02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06">
                <text:p>0.3906</text:p>
              </table:table-cell>
              <table:table-cell office:value-type="float" office:value="0.209">
                <text:p>0.209</text:p>
              </table:table-cell>
              <table:table-cell office:value-type="float" office:value="0.0705">
                <text:p>0.0705</text:p>
              </table:table-cell>
              <table:table-cell office:value-type="float" office:value="0.034">
                <text:p>0.034</text:p>
              </table:table-cell>
              <table:table-cell office:value-type="float" office:value="0.0246">
                <text:p>0.0246</text:p>
              </table:table-cell>
              <table:table-cell office:value-type="float" office:value="0.0223">
                <text:p>0.0223</text:p>
              </table:table-cell>
              <table:table-cell office:value-type="float" office:value="0.0054412">
                <text:p>0.00544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2">
      <style:chart-properties chart:display-label="true" chart:tick-marks-minor-inner="false" chart:tick-marks-minor-outer="true" chart:logarithmic="tru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22cm" svg:height="11.662cm" xlink:href=".." xlink:type="simple" chart:class="chart:scatter" chart:style-name="ch1">
        <chart:legend svg:x="2.853cm" svg:y="1.788cm" style:legend-expansion="custom" chartooo:width="3.333cm" chartooo:height="4.627cm" style:legend-expansion-aspect-ratio="0.720337151502053" chart:style-name="ch2"/>
        <chart:plot-area chart:style-name="ch3" table:cell-range-address="Sheet3.H2:Sheet3.I2 Sheet3.B4:Sheet3.B9 Sheet3.H4:Sheet3.I4 Sheet3.F5:Sheet3.I5 Sheet3.D6:Sheet3.I9" chart:data-source-has-labels="column" svg:x="0.748cm" svg:y="0.961cm" svg:width="20.449cm" svg:height="9.552cm">
          <chartooo:coordinate-region svg:x="2.587cm" svg:y="1.266cm" svg:width="18.172cm" svg:height="8.388cm"/>
          <chart:axis chart:dimension="x" chart:name="primary-x" chart:style-name="ch4">
            <chart:title svg:x="9.21cm" svg:y="10.51cm" chart:style-name="ch5">
              <text:p>enrichment radius R</text:p>
            </chart:title>
          </chart:axis>
          <chart:axis chart:dimension="y" chart:name="primary-y" chart:style-name="ch6">
            <chart:title svg:x="0.001cm" svg:y="7.737cm" chart:style-name="ch7">
              <text:p>error in L2 norm</text:p>
            </chart:title>
            <chart:grid chart:style-name="ch8" chart:class="major"/>
          </chart:axis>
          <chart:series chart:style-name="ch9" chart:values-cell-range-address="Sheet3.H4:Sheet3.I4" chart:label-cell-address="Sheet3.B4:Sheet3.B4" chart:class="chart:scatter">
            <chart:domain table:cell-range-address="Sheet3.H2:Sheet3.I2"/>
            <chart:data-point chart:repeated="2"/>
          </chart:series>
          <chart:series chart:style-name="ch10" chart:values-cell-range-address="Sheet3.F5:Sheet3.I5" chart:label-cell-address="Sheet3.B5:Sheet3.B5" chart:class="chart:scatter">
            <chart:domain table:cell-range-address="Sheet3.F2:Sheet3.I2"/>
            <chart:data-point chart:repeated="4"/>
          </chart:series>
          <chart:series chart:style-name="ch11" chart:values-cell-range-address="Sheet3.D6:Sheet3.I6" chart:label-cell-address="Sheet3.B6:Sheet3.B6" chart:class="chart:scatter">
            <chart:domain table:cell-range-address="Sheet3.D2:Sheet3.I2"/>
            <chart:data-point chart:repeated="6"/>
          </chart:series>
          <chart:series chart:style-name="ch12" chart:values-cell-range-address="Sheet3.D7:Sheet3.I7" chart:label-cell-address="Sheet3.B7:Sheet3.B7" chart:class="chart:scatter">
            <chart:domain table:cell-range-address="Sheet3.D2:Sheet3.I2"/>
            <chart:data-point chart:repeated="6"/>
          </chart:series>
          <chart:series chart:style-name="ch13" chart:values-cell-range-address="Sheet3.D8:Sheet3.I8" chart:label-cell-address="Sheet3.B8:Sheet3.B8" chart:class="chart:scatter">
            <chart:domain table:cell-range-address="Sheet3.D2:Sheet3.I2"/>
            <chart:data-point chart:repeated="6"/>
          </chart:series>
          <chart:series chart:style-name="ch14" chart:values-cell-range-address="Sheet3.D9:Sheet3.I9" chart:label-cell-address="Sheet3.B9:Sheet3.B9" chart:class="chart:scatter">
            <chart:domain table:cell-range-address="Sheet3.D2:Sheet3.I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5.6">
                <text:p>25.6</text:p>
                <draw:g>
                  <svg:desc>Sheet3.H2:Sheet3.I2</svg:desc>
                </draw:g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h = 12.50</text:p>
                <draw:g>
                  <svg:desc>Sheet3.B4:Sheet3.B4</svg:desc>
                </draw:g>
              </table:table-cell>
              <table:table-cell office:value-type="float" office:value="9.96">
                <text:p>9.96</text:p>
                <draw:g>
                  <svg:desc>Sheet3.H4:Sheet3.I4</svg:desc>
                </draw:g>
              </table:table-cell>
              <table:table-cell office:value-type="float" office:value="6.4226">
                <text:p>6.4226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Sheet3.F2:Sheet3.I2</svg:desc>
                </draw:g>
              </table:table-cell>
              <table:table-cell office:value-type="float" office:value="12.8">
                <text:p>12.8</text:p>
              </table:table-cell>
              <table:table-cell office:value-type="float" office:value="25.6">
                <text:p>25.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h = 6.25</text:p>
                <draw:g>
                  <svg:desc>Sheet3.B5:Sheet3.B5</svg:desc>
                </draw:g>
              </table:table-cell>
              <table:table-cell office:value-type="float" office:value="7.2417">
                <text:p>7.2417</text:p>
                <draw:g>
                  <svg:desc>Sheet3.F5:Sheet3.I5</svg:desc>
                </draw:g>
              </table:table-cell>
              <table:table-cell office:value-type="float" office:value="5.41">
                <text:p>5.41</text:p>
              </table:table-cell>
              <table:table-cell office:value-type="float" office:value="2.58">
                <text:p>2.58</text:p>
              </table:table-cell>
              <table:table-cell office:value-type="float" office:value="1.6356">
                <text:p>1.6356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.2">
                <text:p>3.2</text:p>
                <draw:g>
                  <svg:desc>Sheet3.D2:Sheet3.I2</svg:desc>
                </draw:g>
              </table:table-cell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  <table:table-cell office:value-type="float" office:value="12.8">
                <text:p>12.8</text:p>
              </table:table-cell>
              <table:table-cell office:value-type="float" office:value="25.6">
                <text:p>25.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h = 3.13</text:p>
                <draw:g>
                  <svg:desc>Sheet3.B6:Sheet3.B6</svg:desc>
                </draw:g>
              </table:table-cell>
              <table:table-cell office:value-type="float" office:value="12.4">
                <text:p>12.4</text:p>
                <draw:g>
                  <svg:desc>Sheet3.D6:Sheet3.I6</svg:desc>
                </draw:g>
              </table:table-cell>
              <table:table-cell office:value-type="float" office:value="3.54">
                <text:p>3.54</text:p>
              </table:table-cell>
              <table:table-cell office:value-type="float" office:value="1.9374">
                <text:p>1.9374</text:p>
              </table:table-cell>
              <table:table-cell office:value-type="float" office:value="1.3">
                <text:p>1.3</text:p>
              </table:table-cell>
              <table:table-cell office:value-type="float" office:value="0.67">
                <text:p>0.67</text:p>
              </table:table-cell>
              <table:table-cell office:value-type="float" office:value="0.42803">
                <text:p>0.42803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.2">
                <text:p>3.2</text:p>
                <draw:g>
                  <svg:desc>Sheet3.D2:Sheet3.I2</svg:desc>
                </draw:g>
              </table:table-cell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  <table:table-cell office:value-type="float" office:value="12.8">
                <text:p>12.8</text:p>
              </table:table-cell>
              <table:table-cell office:value-type="float" office:value="25.6">
                <text:p>25.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h = 1.56</text:p>
                <draw:g>
                  <svg:desc>Sheet3.B7:Sheet3.B7</svg:desc>
                </draw:g>
              </table:table-cell>
              <table:table-cell office:value-type="float" office:value="3.13">
                <text:p>3.13</text:p>
                <draw:g>
                  <svg:desc>Sheet3.D7:Sheet3.I7</svg:desc>
                </draw:g>
              </table:table-cell>
              <table:table-cell office:value-type="float" office:value="0.891">
                <text:p>0.891</text:p>
              </table:table-cell>
              <table:table-cell office:value-type="float" office:value="0.49938">
                <text:p>0.49938</text:p>
              </table:table-cell>
              <table:table-cell office:value-type="float" office:value="0.338">
                <text:p>0.338</text:p>
              </table:table-cell>
              <table:table-cell office:value-type="float" office:value="0.174">
                <text:p>0.174</text:p>
              </table:table-cell>
              <table:table-cell office:value-type="float" office:value="0.11288">
                <text:p>0.11288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.2">
                <text:p>3.2</text:p>
                <draw:g>
                  <svg:desc>Sheet3.D2:Sheet3.I2</svg:desc>
                </draw:g>
              </table:table-cell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  <table:table-cell office:value-type="float" office:value="12.8">
                <text:p>12.8</text:p>
              </table:table-cell>
              <table:table-cell office:value-type="float" office:value="25.6">
                <text:p>25.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h = 0.78</text:p>
                <draw:g>
                  <svg:desc>Sheet3.B8:Sheet3.B8</svg:desc>
                </draw:g>
              </table:table-cell>
              <table:table-cell office:value-type="float" office:value="0.767">
                <text:p>0.767</text:p>
                <draw:g>
                  <svg:desc>Sheet3.D8:Sheet3.I8</svg:desc>
                </draw:g>
              </table:table-cell>
              <table:table-cell office:value-type="float" office:value="0.236">
                <text:p>0.236</text:p>
              </table:table-cell>
              <table:table-cell office:value-type="float" office:value="0.14539">
                <text:p>0.14539</text:p>
              </table:table-cell>
              <table:table-cell office:value-type="float" office:value="0.095">
                <text:p>0.095</text:p>
              </table:table-cell>
              <table:table-cell office:value-type="float" office:value="0.0543">
                <text:p>0.0543</text:p>
              </table:table-cell>
              <table:table-cell office:value-type="float" office:value="0.041044">
                <text:p>0.041044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.2">
                <text:p>3.2</text:p>
                <draw:g>
                  <svg:desc>Sheet3.D2:Sheet3.I2</svg:desc>
                </draw:g>
              </table:table-cell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  <table:table-cell office:value-type="float" office:value="12.8">
                <text:p>12.8</text:p>
              </table:table-cell>
              <table:table-cell office:value-type="float" office:value="25.6">
                <text:p>25.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h = 0.39</text:p>
                <draw:g>
                  <svg:desc>Sheet3.B9:Sheet3.B9</svg:desc>
                </draw:g>
              </table:table-cell>
              <table:table-cell office:value-type="float" office:value="0.209">
                <text:p>0.209</text:p>
                <draw:g>
                  <svg:desc>Sheet3.D9:Sheet3.I9</svg:desc>
                </draw:g>
              </table:table-cell>
              <table:table-cell office:value-type="float" office:value="0.0705">
                <text:p>0.0705</text:p>
              </table:table-cell>
              <table:table-cell office:value-type="float" office:value="0.0467">
                <text:p>0.0467</text:p>
              </table:table-cell>
              <table:table-cell office:value-type="float" office:value="0.034">
                <text:p>0.034</text:p>
              </table:table-cell>
              <table:table-cell office:value-type="float" office:value="0.0246">
                <text:p>0.0246</text:p>
              </table:table-cell>
              <table:table-cell office:value-type="float" office:value="0.0223">
                <text:p>0.02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